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4.00pt" fo:font-weight="bold" fo:font-family="'Times New Roman'" style:font-family-asian="'Times New Roman'" style:font-family-complex="'Times New Roman'" fo:background-color="transparent" style:use-window-font-color="true"/>
    </style:style>
    <style:style style:name="T3" style:family="text">
      <style:text-properties fo:font-size="16.00pt" fo:font-weight="bold" fo:font-family="'Times New Roman'" style:font-family-asian="'Times New Roman'" style:font-family-complex="'Times New Roman'" fo:background-color="transparent" style:use-window-font-color="true"/>
    </style:style>
    <style:style style:name="T4" style:family="text">
      <style:text-properties fo:font-size="14.00pt" fo:font-weight="bold" fo:font-family="'Times New Roman'" style:font-family-asian="'Times New Roman'" style:font-family-complex="'Times New Roman'" fo:background-color="transparent" style:use-window-font-color="true"/>
    </style:style>
    <style:style style:name="T5" style:family="text">
      <style:text-properties fo:font-size="16.00pt" fo:font-weight="bold" fo:font-family="'Times New Roman'" style:font-family-asian="'Times New Roman'" style:font-family-complex="'Times New Roman'" fo:background-color="transparent" style:use-window-font-color="true"/>
    </style:style>
    <style:style style:name="T6" style:family="text">
      <style:text-properties fo:font-size="14.00pt" fo:font-weight="bold"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bold" fo:font-family="'Times New Roman'" style:font-family-asian="'Times New Roman'" style:font-family-complex="'Times New Roman'" fo:background-color="transparent" style:use-window-font-color="true"/>
    </style:style>
    <style:style style:name="T10" style:family="text">
      <style:text-properties fo:font-size="14.00pt" fo:font-weight="bold" fo:font-family="'Times New Roman'" style:font-family-asian="'Times New Roman'" style:font-family-complex="'Times New Roman'" fo:background-color="transparent" fo:color="#000000"/>
    </style:style>
    <style:style style:name="T11" style:family="text">
      <style:text-properties fo:font-size="14.00pt" fo:font-weight="bold"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bold" fo:font-family="'Times New Roman'" style:font-family-asian="'Times New Roman'" style:font-family-complex="'Times New Roman'" fo:background-color="transparent" style:use-window-font-color="true"/>
    </style:style>
    <style:style style:name="T14" style:family="text">
      <style:text-properties fo:font-size="16.00pt" fo:font-weight="bold"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4.00pt" fo:font-weight="normal" fo:font-family="'Times New Roman'" style:font-family-asian="'Times New Roman'" style:font-family-complex="'Times New Roman'" fo:background-color="transparent" style:use-window-font-color="true"/>
    </style:style>
    <style:style style:name="T17" style:family="text">
      <style:text-properties fo:font-size="14.00pt" fo:font-weight="bold" fo:font-family="'Times New Roman'" style:font-family-asian="'Times New Roman'" style:font-family-complex="'Times New Roman'" fo:background-color="transparent" style:use-window-font-color="true"/>
    </style:style>
    <style:style style:name="T18" style:family="text">
      <style:text-properties fo:font-size="14.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4.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6.00pt" fo:font-weight="bold"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4.00pt" fo:font-weight="normal" fo:font-family="'Times New Roman'" style:font-family-asian="'Times New Roman'" style:font-family-complex="'Times New Roman'" fo:background-color="transparent" style:use-window-font-color="true"/>
    </style:style>
    <style:style style:name="T29" style:family="text">
      <style:text-properties fo:font-size="14.00pt" fo:font-weight="bold" fo:font-family="'Times New Roman'" style:font-family-asian="'Times New Roman'" style:font-family-complex="'Times New Roman'" fo:background-color="transparent" style:use-window-font-color="true"/>
    </style:style>
    <style:style style:name="T30" style:family="text">
      <style:text-properties fo:font-size="14.00pt" fo:font-weight="normal" fo:font-family="'Times New Roman'" style:font-family-asian="'Times New Roman'" style:font-family-complex="'Times New Roman'" fo:background-color="transparent" style:use-window-font-color="true"/>
    </style:style>
    <style:style style:name="T31" style:family="text">
      <style:text-properties fo:font-size="14.00pt" fo:font-weight="bold" fo:font-family="'Times New Roman'" style:font-family-asian="'Times New Roman'" style:font-family-complex="'Times New Roman'" fo:background-color="transparent" style:use-window-font-color="true"/>
    </style:style>
    <style:style style:name="T32" style:family="text">
      <style:text-properties fo:font-size="14.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6.00pt" fo:font-weight="bold" fo:font-family="'Times New Roman'" style:font-family-asian="'Times New Roman'" style:font-family-complex="'Times New Roman'"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4.00pt" fo:font-weight="normal" fo:font-family="'Times New Roman'" style:font-family-asian="'Times New Roman'" style:font-family-complex="'Times New Roman'" fo:background-color="transparent" style:use-window-font-color="true"/>
    </style:style>
    <style:style style:name="T41" style:family="text">
      <style:text-properties fo:font-size="14.00pt" fo:font-weight="normal" fo:font-family="'Times New Roman'" style:font-family-asian="'Times New Roman'" style:font-family-complex="'Times New Roman'" fo:background-color="transparent" style:use-window-font-color="true"/>
    </style:style>
    <style:style style:name="T42" style:family="text">
      <style:text-properties fo:font-size="14.00pt" fo:font-weight="bold" fo:font-family="'Times New Roman'" style:font-family-asian="'Times New Roman'" style:font-family-complex="'Times New Roman'" fo:background-color="transparent" style:use-window-font-color="true"/>
    </style:style>
    <style:style style:name="T43" style:family="text">
      <style:text-properties fo:font-size="14.00pt" fo:font-weight="normal" fo:font-family="'Times New Roman'" style:font-family-asian="'Times New Roman'" style:font-family-complex="'Times New Roman'" fo:background-color="transparent" style:use-window-font-color="true"/>
    </style:style>
    <style:style style:name="T44" style:family="text">
      <style:text-properties fo:font-size="14.00pt" fo:font-weight="normal" fo:font-family="'Times New Roman'" style:font-family-asian="'Times New Roman'" style:font-family-complex="'Times New Roman'" fo:background-color="transparent" style:use-window-font-color="true"/>
    </style:style>
    <style:style style:name="T45" style:family="text">
      <style:text-properties fo:font-size="14.00pt" fo:font-weight="normal" fo:font-family="'Times New Roman'" style:font-family-asian="'Times New Roman'" style:font-family-complex="'Times New Roman'" fo:background-color="transparent" style:use-window-font-color="true"/>
    </style:style>
    <style:style style:name="T46" style:family="text">
      <style:text-properties fo:font-size="14.00pt" fo:font-weight="normal" fo:font-family="'Times New Roman'" style:font-family-asian="'Times New Roman'" style:font-family-complex="'Times New Roman'"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6.00pt" fo:font-weight="bold" fo:font-family="'Times New Roman'" style:font-family-asian="'Times New Roman'" style:font-family-complex="'Times New Roman'" fo:background-color="transparent" style:use-window-font-color="true"/>
    </style:style>
    <style:style style:name="T51" style:family="text">
      <style:text-properties fo:font-size="14.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4.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6.00pt" fo:font-weight="bold"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4.00pt" fo:font-weight="bold" fo:font-family="'Times New Roman'" style:font-family-asian="'Times New Roman'" style:font-family-complex="'Times New Roman'" fo:background-color="transparent" style:use-window-font-color="true"/>
    </style:style>
    <style:style style:name="T58" style:family="text">
      <style:text-properties fo:font-size="14.00pt" fo:font-weight="normal" fo:font-family="'Times New Roman'" style:font-family-asian="'Times New Roman'" style:font-family-complex="'Times New Roman'"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6.00pt" fo:font-weight="bold"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4.00pt" fo:font-weight="bold" fo:font-family="'Times New Roman'" style:font-family-asian="'Times New Roman'" style:font-family-complex="'Times New Roman'" fo:background-color="transparent" style:use-window-font-color="true"/>
    </style:style>
    <style:style style:name="T64" style:family="text">
      <style:text-properties fo:font-size="14.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6.00pt" fo:font-weight="bold" fo:font-family="'Times New Roman'" style:font-family-asian="'Times New Roman'" style:font-family-complex="'Times New Roman'"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normal" fo:font-family="'Times New Roman'" style:font-family-asian="'Times New Roman'" style:font-family-complex="'Times New Roman'" fo:background-color="transparent" style:use-window-font-color="true"/>
    </style:style>
    <style:style style:name="T69" style:family="text">
      <style:text-properties fo:font-size="14.00pt" fo:font-weight="bold" fo:font-family="'Times New Roman'" style:font-family-asian="'Times New Roman'" style:font-family-complex="'Times New Roman'" fo:background-color="transparent" style:use-window-font-color="true"/>
    </style:style>
    <style:style style:name="T70" style:family="text">
      <style:text-properties fo:font-size="14.00pt" fo:font-weight="normal" fo:font-family="'Times New Roman'" style:font-family-asian="'Times New Roman'" style:font-family-complex="'Times New Roman'" fo:background-color="transparent" style:use-window-font-color="true"/>
    </style:style>
    <style:style style:name="T71" style:family="text">
      <style:text-properties fo:font-size="14.00pt" fo:font-weight="normal" fo:font-family="'Times New Roman'" style:font-family-asian="'Times New Roman'" style:font-family-complex="'Times New Roman'" fo:background-color="transparent" style:use-window-font-color="true"/>
    </style:style>
    <style:style style:name="T72" style:family="text">
      <style:text-properties fo:font-size="14.00pt" fo:font-weight="normal" fo:font-family="'Times New Roman'" style:font-family-asian="'Times New Roman'" style:font-family-complex="'Times New Roman'"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4.00pt" fo:font-weight="bold" fo:font-family="'Times New Roman'" style:font-family-asian="'Times New Roman'" style:font-family-complex="'Times New Roman'" fo:background-color="transparent" style:use-window-font-color="true"/>
    </style:style>
    <style:style style:name="T75" style:family="text">
      <style:text-properties fo:font-size="14.00pt" fo:font-weight="normal" fo:font-family="'Times New Roman'" style:font-family-asian="'Times New Roman'" style:font-family-complex="'Times New Roman'" fo:background-color="transparent" style:use-window-font-color="true"/>
    </style:style>
    <style:style style:name="T76" style:family="text">
      <style:text-properties fo:font-size="14.00pt" fo:font-weight="bold" fo:font-family="'Times New Roman'" style:font-family-asian="'Times New Roman'" style:font-family-complex="'Times New Roman'" fo:background-color="transparent" style:use-window-font-color="true"/>
    </style:style>
    <style:style style:name="T77" style:family="text">
      <style:text-properties fo:font-size="14.00pt" fo:font-weight="normal" fo:font-family="'Times New Roman'" style:font-family-asian="'Times New Roman'" style:font-family-complex="'Times New Roman'" fo:background-color="transparent" style:use-window-font-color="true"/>
    </style:style>
    <style:style style:name="T78" style:family="text">
      <style:text-properties fo:font-size="14.00pt" fo:font-weight="bold" fo:font-family="'Times New Roman'" style:font-family-asian="'Times New Roman'" style:font-family-complex="'Times New Roman'" fo:background-color="transparent" style:use-window-font-color="true"/>
    </style:style>
    <style:style style:name="T79" style:family="text">
      <style:text-properties fo:font-size="14.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4.00pt" fo:font-weight="bold" fo:font-family="'Times New Roman'" style:font-family-asian="'Times New Roman'" style:font-family-complex="'Times New Roman'" fo:background-color="transparent" style:use-window-font-color="true"/>
    </style:style>
    <style:style style:name="T82" style:family="text">
      <style:text-properties fo:font-size="14.00pt" fo:font-weight="normal" fo:font-family="'Times New Roman'" style:font-family-asian="'Times New Roman'" style:font-family-complex="'Times New Roman'" fo:background-color="transparent" style:use-window-font-color="true"/>
    </style:style>
    <style:style style:name="T83" style:family="text">
      <style:text-properties fo:font-size="14.00pt" fo:font-weight="bold" fo:font-family="'Times New Roman'" style:font-family-asian="'Times New Roman'" style:font-family-complex="'Times New Roman'" fo:background-color="transparent" style:use-window-font-color="true"/>
    </style:style>
    <style:style style:name="T84" style:family="text">
      <style:text-properties fo:font-size="14.00pt" fo:font-weight="normal" fo:font-family="'Times New Roman'" style:font-family-asian="'Times New Roman'" style:font-family-complex="'Times New Roman'" fo:background-color="transparent" style:use-window-font-color="true"/>
    </style:style>
    <style:style style:name="T85" style:family="text">
      <style:text-properties fo:font-size="14.00pt" fo:font-weight="bold" fo:font-family="'Times New Roman'" style:font-family-asian="'Times New Roman'" style:font-family-complex="'Times New Roman'" fo:background-color="transparent" style:use-window-font-color="true"/>
    </style:style>
    <style:style style:name="T86" style:family="text">
      <style:text-properties fo:font-size="14.00pt" fo:font-weight="normal" fo:font-family="'Times New Roman'" style:font-family-asian="'Times New Roman'" style:font-family-complex="'Times New Roman'" fo:background-color="transparent" style:use-window-font-color="true"/>
    </style:style>
    <style:style style:name="T87" style:family="text">
      <style:text-properties fo:font-size="14.00pt" fo:font-weight="bold" fo:font-family="'Times New Roman'" style:font-family-asian="'Times New Roman'" style:font-family-complex="'Times New Roman'" fo:background-color="transparent" style:use-window-font-color="true"/>
    </style:style>
    <style:style style:name="T88" style:family="text">
      <style:text-properties fo:font-size="14.00pt" fo:font-weight="normal" fo:font-family="'Times New Roman'" style:font-family-asian="'Times New Roman'" style:font-family-complex="'Times New Roman'" fo:background-color="transparent" style:use-window-font-color="true"/>
    </style:style>
    <style:style style:name="T89" style:family="text">
      <style:text-properties fo:font-size="14.00pt" fo:font-weight="bold" fo:font-family="'Times New Roman'" style:font-family-asian="'Times New Roman'" style:font-family-complex="'Times New Roman'" fo:background-color="transparent" style:use-window-font-color="true"/>
    </style:style>
    <style:style style:name="T90" style:family="text">
      <style:text-properties fo:font-size="14.00pt" fo:font-weight="normal" fo:font-family="'Times New Roman'" style:font-family-asian="'Times New Roman'" style:font-family-complex="'Times New Roman'" fo:background-color="transparent" style:use-window-font-color="true"/>
    </style:style>
    <style:style style:name="T91" style:family="text">
      <style:text-properties fo:font-size="14.00pt" fo:font-weight="bold" fo:font-family="'Times New Roman'" style:font-family-asian="'Times New Roman'" style:font-family-complex="'Times New Roman'" fo:background-color="transparent" style:use-window-font-color="true"/>
    </style:style>
    <style:style style:name="T92" style:family="text">
      <style:text-properties fo:font-size="14.00pt" fo:font-weight="normal" fo:font-family="'Times New Roman'" style:font-family-asian="'Times New Roman'" style:font-family-complex="'Times New Roman'"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4.00pt" fo:font-weight="bold" fo:font-family="'Times New Roman'" style:font-family-asian="'Times New Roman'" style:font-family-complex="'Times New Roman'" fo:background-color="transparent" style:use-window-font-color="true"/>
    </style:style>
    <style:style style:name="T95" style:family="text">
      <style:text-properties fo:font-size="14.00pt" fo:font-weight="normal" fo:font-family="'Times New Roman'" style:font-family-asian="'Times New Roman'" style:font-family-complex="'Times New Roman'"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4.00pt" fo:font-weight="bold" fo:font-family="'Times New Roman'" style:font-family-asian="'Times New Roman'" style:font-family-complex="'Times New Roman'" fo:background-color="transparent" style:use-window-font-color="true"/>
    </style:style>
    <style:style style:name="T98" style:family="text">
      <style:text-properties fo:font-size="14.00pt" fo:font-weight="normal" fo:font-family="'Times New Roman'" style:font-family-asian="'Times New Roman'" style:font-family-complex="'Times New Roman'" fo:background-color="transparent" fo:color="#000000"/>
    </style:style>
    <style:style style:name="T99" style:family="text">
      <style:text-properties fo:font-size="14.00pt" fo:font-weight="normal" fo:font-family="'Times New Roman'" style:font-family-asian="'Times New Roman'" style:font-family-complex="'Times New Roman'" fo:background-color="transparent" fo:color="#000000"/>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22.00pt" fo:font-weight="bold" fo:font-family="'Times New Roman'" style:font-family-asian="'Times New Roman'" style:font-family-complex="'Times New Roman'" fo:background-color="transparent" fo:color="#000000"/>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22.00pt" fo:font-weight="bold" fo:font-family="'Times New Roman'" style:font-family-asian="'Times New Roman'" style:font-family-complex="'Times New Roman'" fo:background-color="transparent" fo:color="#000000"/>
    </style:style>
    <style:style style:name="T104" style:family="text">
      <style:text-properties fo:font-size="16.00pt" fo:font-weight="bold" fo:font-family="'Times New Roman'" style:font-family-asian="'Times New Roman'" style:font-family-complex="'Times New Roman'" fo:background-color="transparent" fo:color="#000000"/>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4.00pt" fo:font-weight="normal" fo:font-family="'Times New Roman'" style:font-family-asian="'Times New Roman'" style:font-family-complex="'Times New Roman'" fo:background-color="transparent" fo:color="#000000"/>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22.00pt" fo:font-weight="bold" fo:font-family="'Times New Roman'" style:font-family-asian="'Times New Roman'" style:font-family-complex="'Times New Roman'" fo:background-color="transparent" fo:color="#000000"/>
    </style:style>
    <style:style style:name="T109" style:family="text">
      <style:text-properties fo:font-size="16.00pt" fo:font-weight="bold" fo:font-family="'Times New Roman'" style:font-family-asian="'Times New Roman'" style:font-family-complex="'Times New Roman'" fo:background-color="transparent" fo:color="#000000"/>
    </style:style>
    <style:style style:name="T110" style:family="text">
      <style:text-properties fo:font-size="22.00pt" fo:font-weight="bold" fo:font-family="'Times New Roman'" style:font-family-asian="'Times New Roman'" style:font-family-complex="'Times New Roman'" fo:background-color="transparent" fo:color="#000000"/>
    </style:style>
    <style:style style:name="T111" style:family="text">
      <style:text-properties fo:font-size="16.00pt" fo:font-weight="bold" fo:font-family="'Times New Roman'" style:font-family-asian="'Times New Roman'" style:font-family-complex="'Times New Roman'" fo:background-color="transparent" fo:color="#000000"/>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4.00pt" fo:font-weight="bold" fo:font-family="'Times New Roman'" style:font-family-asian="'Times New Roman'" style:font-family-complex="'Times New Roman'" fo:background-color="transparent" fo:color="#000000"/>
    </style:style>
    <style:style style:name="T114" style:family="text">
      <style:text-properties fo:font-size="14.00pt" fo:font-weight="bold" fo:font-family="'Times New Roman'" style:font-family-asian="'Times New Roman'" style:font-family-complex="'Times New Roman'" fo:background-color="transparent" style:use-window-font-color="true"/>
    </style:style>
    <style:style style:name="T115" style:family="text">
      <style:text-properties fo:font-size="14.00pt" fo:font-weight="normal" fo:font-family="'Times New Roman'" style:font-family-asian="'Times New Roman'" style:font-family-complex="'Times New Roman'" fo:background-color="transparent" style:use-window-font-color="true"/>
    </style:style>
    <style:style style:name="T116" style:family="text">
      <style:text-properties fo:font-size="14.00pt" fo:font-weight="bold" fo:font-family="'Times New Roman'" style:font-family-asian="'Times New Roman'" style:font-family-complex="'Times New Roman'" fo:background-color="transparent" style:use-window-font-color="true"/>
    </style:style>
    <style:style style:name="T117" style:family="text">
      <style:text-properties fo:font-size="14.00pt" fo:font-weight="normal" fo:font-family="'Times New Roman'" style:font-family-asian="'Times New Roman'" style:font-family-complex="'Times New Roman'" fo:background-color="transparent" style:use-window-font-color="true"/>
    </style:style>
    <style:style style:name="T118" style:family="text">
      <style:text-properties fo:font-size="14.00pt" fo:font-weight="bold" fo:font-family="'Times New Roman'" style:font-family-asian="'Times New Roman'" style:font-family-complex="'Times New Roman'" fo:background-color="transparent" style:use-window-font-color="true"/>
    </style:style>
    <style:style style:name="T119" style:family="text">
      <style:text-properties fo:font-size="14.00pt" fo:font-weight="normal" fo:font-family="'Times New Roman'" style:font-family-asian="'Times New Roman'" style:font-family-complex="'Times New Roman'" fo:background-color="transparent" style:use-window-font-color="true"/>
    </style:style>
    <style:style style:name="T120" style:family="text">
      <style:text-properties fo:font-size="14.00pt" fo:font-weight="bold" fo:font-family="'Times New Roman'" style:font-family-asian="'Times New Roman'" style:font-family-complex="'Times New Roman'" fo:background-color="transparent" style:use-window-font-color="true"/>
    </style:style>
    <style:style style:name="T121" style:family="text">
      <style:text-properties fo:font-size="14.00pt" fo:font-weight="normal" fo:font-family="'Times New Roman'" style:font-family-asian="'Times New Roman'" style:font-family-complex="'Times New Roman'" fo:background-color="transparent" style:use-window-font-color="true"/>
    </style:style>
    <style:style style:name="T122" style:family="text">
      <style:text-properties fo:font-size="14.00pt" fo:font-weight="bold" fo:font-family="'Times New Roman'" style:font-family-asian="'Times New Roman'" style:font-family-complex="'Times New Roman'" fo:background-color="transparent" style:use-window-font-color="true"/>
    </style:style>
    <style:style style:name="T123" style:family="text">
      <style:text-properties fo:font-size="14.00pt" fo:font-weight="normal" fo:font-family="'Times New Roman'" style:font-family-asian="'Times New Roman'" style:font-family-complex="'Times New Roman'" fo:background-color="transparent" style:use-window-font-color="true"/>
    </style:style>
    <style:style style:name="T124" style:family="text">
      <style:text-properties fo:font-size="14.00pt" fo:font-weight="bold" fo:font-family="'Times New Roman'" style:font-family-asian="'Times New Roman'" style:font-family-complex="'Times New Roman'" fo:background-color="transparent" style:use-window-font-color="true"/>
    </style:style>
    <style:style style:name="T125" style:family="text">
      <style:text-properties fo:font-size="14.00pt" fo:font-weight="normal" fo:font-family="'Times New Roman'" style:font-family-asian="'Times New Roman'" style:font-family-complex="'Times New Roman'" fo:background-color="transparent" style:use-window-font-color="true"/>
    </style:style>
    <style:style style:name="T126" style:family="text">
      <style:text-properties fo:font-size="14.00pt" fo:font-weight="bold" fo:font-family="'Times New Roman'" style:font-family-asian="'Times New Roman'" style:font-family-complex="'Times New Roman'" fo:background-color="transparent" style:use-window-font-color="true"/>
    </style:style>
    <style:style style:name="T127" style:family="text">
      <style:text-properties fo:font-size="14.00pt" fo:font-weight="normal" fo:font-family="'Times New Roman'" style:font-family-asian="'Times New Roman'" style:font-family-complex="'Times New Roman'" fo:background-color="transparent" style:use-window-font-color="true"/>
    </style:style>
    <style:style style:name="T128" style:family="text">
      <style:text-properties fo:font-size="14.00pt" fo:font-weight="bold" fo:font-family="'Times New Roman'" style:font-family-asian="'Times New Roman'" style:font-family-complex="'Times New Roman'" fo:background-color="transparent" style:use-window-font-color="true"/>
    </style:style>
    <style:style style:name="T129" style:family="text">
      <style:text-properties fo:font-size="14.00pt" fo:font-weight="normal" fo:font-family="'Times New Roman'" style:font-family-asian="'Times New Roman'" style:font-family-complex="'Times New Roman'" fo:background-color="transparent" style:use-window-font-color="true"/>
    </style:style>
    <style:style style:name="T130" style:family="text">
      <style:text-properties fo:font-size="14.00pt" fo:font-weight="bold" fo:font-family="'Times New Roman'" style:font-family-asian="'Times New Roman'" style:font-family-complex="'Times New Roman'" fo:background-color="transparent" style:use-window-font-color="true"/>
    </style:style>
    <style:style style:name="T131" style:family="text">
      <style:text-properties fo:font-size="14.00pt" fo:font-weight="normal" fo:font-family="'Times New Roman'" style:font-family-asian="'Times New Roman'" style:font-family-complex="'Times New Roman'" fo:background-color="transparent" style:use-window-font-color="true"/>
    </style:style>
    <style:style style:name="T132" style:family="text">
      <style:text-properties fo:font-size="14.00pt" fo:font-weight="bold" fo:font-family="'Times New Roman'" style:font-family-asian="'Times New Roman'" style:font-family-complex="'Times New Roman'" fo:background-color="transparent" style:use-window-font-color="true"/>
    </style:style>
    <style:style style:name="T133" style:family="text">
      <style:text-properties fo:font-size="14.00pt" fo:font-weight="normal" fo:font-family="'Times New Roman'" style:font-family-asian="'Times New Roman'" style:font-family-complex="'Times New Roman'" fo:background-color="transparent" style:use-window-font-color="true"/>
    </style:style>
    <style:style style:name="T134" style:family="text">
      <style:text-properties fo:font-size="14.00pt" fo:font-weight="bold" fo:font-family="'Times New Roman'" style:font-family-asian="'Times New Roman'" style:font-family-complex="'Times New Roman'" fo:background-color="transparent" style:use-window-font-color="true"/>
    </style:style>
    <style:style style:name="T135" style:family="text">
      <style:text-properties fo:font-size="14.00pt" fo:font-weight="normal" fo:font-family="'Times New Roman'" style:font-family-asian="'Times New Roman'" style:font-family-complex="'Times New Roman'" fo:background-color="transparent" style:use-window-font-color="true"/>
    </style:style>
    <style:style style:name="T136" style:family="text">
      <style:text-properties fo:font-size="14.00pt" fo:font-weight="bold" fo:font-family="'Times New Roman'" style:font-family-asian="'Times New Roman'" style:font-family-complex="'Times New Roman'" fo:background-color="transparent" style:use-window-font-color="true"/>
    </style:style>
    <style:style style:name="T137" style:family="text">
      <style:text-properties fo:font-size="14.00pt" fo:font-weight="normal" fo:font-family="'Times New Roman'" style:font-family-asian="'Times New Roman'" style:font-family-complex="'Times New Roman'" fo:background-color="transparent" style:use-window-font-color="true"/>
    </style:style>
    <style:style style:name="T138" style:family="text">
      <style:text-properties fo:font-size="14.00pt" fo:font-weight="bold" fo:font-family="'Times New Roman'" style:font-family-asian="'Times New Roman'" style:font-family-complex="'Times New Roman'" fo:background-color="transparent" style:use-window-font-color="true"/>
    </style:style>
    <style:style style:name="T139" style:family="text">
      <style:text-properties fo:font-size="14.00pt" fo:font-weight="normal" fo:font-family="'Times New Roman'" style:font-family-asian="'Times New Roman'" style:font-family-complex="'Times New Roman'" fo:background-color="transparent" style:use-window-font-color="true"/>
    </style:style>
    <style:style style:name="T140" style:family="text">
      <style:text-properties fo:font-size="14.00pt" fo:font-weight="bold" fo:font-family="'Times New Roman'" style:font-family-asian="'Times New Roman'" style:font-family-complex="'Times New Roman'" fo:background-color="transparent" style:use-window-font-color="true"/>
    </style:style>
    <style:style style:name="T141" style:family="text">
      <style:text-properties fo:font-size="14.00pt" fo:font-weight="normal" fo:font-family="'Times New Roman'" style:font-family-asian="'Times New Roman'" style:font-family-complex="'Times New Roman'" fo:background-color="transparent" style:use-window-font-color="true"/>
    </style:style>
    <style:style style:name="T142" style:family="text">
      <style:text-properties fo:font-size="14.00pt" fo:font-weight="bold" fo:font-family="'Times New Roman'" style:font-family-asian="'Times New Roman'" style:font-family-complex="'Times New Roman'" fo:background-color="transparent" style:use-window-font-color="true"/>
    </style:style>
    <style:style style:name="T143" style:family="text">
      <style:text-properties fo:font-size="14.00pt" fo:font-weight="normal" fo:font-family="'Times New Roman'" style:font-family-asian="'Times New Roman'" style:font-family-complex="'Times New Roman'" fo:background-color="transparent" style:use-window-font-color="true"/>
    </style:style>
    <style:style style:name="T144" style:family="text">
      <style:text-properties fo:font-size="14.00pt" fo:font-weight="bold" fo:font-family="'Times New Roman'" style:font-family-asian="'Times New Roman'" style:font-family-complex="'Times New Roman'" fo:background-color="transparent" style:use-window-font-color="true"/>
    </style:style>
    <style:style style:name="T145" style:family="text">
      <style:text-properties fo:font-size="14.00pt" fo:font-weight="normal" fo:font-family="'Times New Roman'" style:font-family-asian="'Times New Roman'" style:font-family-complex="'Times New Roman'" fo:background-color="transparent" style:use-window-font-color="true"/>
    </style:style>
    <style:style style:name="T146" style:family="text">
      <style:text-properties fo:font-size="14.00pt" fo:font-weight="bold" fo:font-family="'Times New Roman'" style:font-family-asian="'Times New Roman'" style:font-family-complex="'Times New Roman'" fo:background-color="transparent" style:use-window-font-color="true"/>
    </style:style>
    <style:style style:name="T147" style:family="text">
      <style:text-properties fo:font-size="14.00pt" fo:font-weight="normal" fo:font-family="'Times New Roman'" style:font-family-asian="'Times New Roman'" style:font-family-complex="'Times New Roman'" fo:background-color="transparent" style:use-window-font-color="true"/>
    </style:style>
    <style:style style:name="T148" style:family="text">
      <style:text-properties fo:font-size="14.00pt" fo:font-weight="bold" fo:font-family="'Times New Roman'" style:font-family-asian="'Times New Roman'" style:font-family-complex="'Times New Roman'" fo:background-color="transparent" style:use-window-font-color="true"/>
    </style:style>
    <style:style style:name="T149" style:family="text">
      <style:text-properties fo:font-size="14.00pt" fo:font-weight="normal" fo:font-family="'Times New Roman'" style:font-family-asian="'Times New Roman'" style:font-family-complex="'Times New Roman'"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4.00pt" fo:font-weight="bold" fo:font-family="'Times New Roman'" style:font-family-asian="'Times New Roman'" style:font-family-complex="'Times New Roman'" fo:background-color="transparent" style:use-window-font-color="true"/>
    </style:style>
    <style:style style:name="T152" style:family="text">
      <style:text-properties fo:font-size="14.00pt" fo:font-weight="normal" fo:font-family="'Times New Roman'" style:font-family-asian="'Times New Roman'" style:font-family-complex="'Times New Roman'" fo:background-color="transparent" style:use-window-font-color="true"/>
    </style:style>
    <style:style style:name="T153" style:family="text">
      <style:text-properties fo:font-size="14.00pt" fo:font-weight="bold" fo:font-family="'Times New Roman'" style:font-family-asian="'Times New Roman'" style:font-family-complex="'Times New Roman'" fo:background-color="transparent" style:use-window-font-color="true"/>
    </style:style>
    <style:style style:name="T154" style:family="text">
      <style:text-properties fo:font-size="14.00pt" fo:font-weight="normal" fo:font-family="'Times New Roman'" style:font-family-asian="'Times New Roman'" style:font-family-complex="'Times New Roman'" fo:background-color="transparent" style:use-window-font-color="true"/>
    </style:style>
    <style:style style:name="T155" style:family="text">
      <style:text-properties fo:font-size="14.00pt" fo:font-weight="bold" fo:font-family="'Times New Roman'" style:font-family-asian="'Times New Roman'" style:font-family-complex="'Times New Roman'" fo:background-color="transparent" style:use-window-font-color="true"/>
    </style:style>
    <style:style style:name="T156" style:family="text">
      <style:text-properties fo:font-size="14.00pt" fo:font-weight="normal" fo:font-family="'Times New Roman'" style:font-family-asian="'Times New Roman'" style:font-family-complex="'Times New Roman'"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6.00pt" fo:font-weight="bold" fo:font-family="'Times New Roman'" style:font-family-asian="'Times New Roman'" style:font-family-complex="'Times New Roman'" fo:background-color="transparent" fo:color="#000000"/>
    </style:style>
    <style:style style:name="T159" style:family="text">
      <style:text-properties fo:font-size="16.00pt" fo:font-weight="bold" fo:font-family="'Times New Roman'" style:font-family-asian="'Times New Roman'" style:font-family-complex="'Times New Roman'"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4.00pt" fo:font-weight="bold" fo:font-family="'Times New Roman'" style:font-family-asian="'Times New Roman'" style:font-family-complex="'Times New Roman'" fo:background-color="transparent" style:use-window-font-color="true"/>
    </style:style>
    <style:style style:name="T162" style:family="text">
      <style:text-properties fo:font-size="14.00pt" fo:font-weight="bold" fo:font-family="'Times New Roman'" style:font-family-asian="'Times New Roman'" style:font-family-complex="'Times New Roman'" fo:background-color="transparent" fo:color="#000000"/>
    </style:style>
    <style:style style:name="T163" style:family="text">
      <style:text-properties fo:font-size="14.00pt" fo:font-weight="normal" fo:font-family="'Times New Roman'" style:font-family-asian="'Times New Roman'" style:font-family-complex="'Times New Roman'" fo:background-color="transparent" style:use-window-font-color="true"/>
    </style:style>
    <style:style style:name="T164" style:family="text">
      <style:text-properties fo:font-size="14.00pt" fo:font-weight="bold" fo:font-family="'Times New Roman'" style:font-family-asian="'Times New Roman'" style:font-family-complex="'Times New Roman'" fo:background-color="transparent" style:use-window-font-color="true"/>
    </style:style>
    <style:style style:name="T165" style:family="text">
      <style:text-properties fo:font-size="14.00pt" fo:font-weight="normal" fo:font-family="'Times New Roman'" style:font-family-asian="'Times New Roman'" style:font-family-complex="'Times New Roman'"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4.00pt" fo:font-weight="bold" fo:font-family="'Times New Roman'" style:font-family-asian="'Times New Roman'" style:font-family-complex="'Times New Roman'" fo:background-color="transparent" style:use-window-font-color="true"/>
    </style:style>
    <style:style style:name="T168" style:family="text">
      <style:text-properties fo:font-size="14.00pt" fo:font-weight="normal" fo:font-family="'Times New Roman'" style:font-family-asian="'Times New Roman'" style:font-family-complex="'Times New Roman'"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2.00pt" fo:font-weight="normal" fo:font-family="'Times New Roman'" style:font-family-asian="'Times New Roman'" style:font-family-complex="'Times New Roman'" fo:background-color="transparent" style:use-window-font-color="true"/>
    </style:style>
    <style:style style:name="T171" style:family="text">
      <style:text-properties fo:font-size="14.00pt" fo:font-weight="bold" fo:font-family="'Times New Roman'" style:font-family-asian="'Times New Roman'" style:font-family-complex="'Times New Roman'"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4.00pt" fo:font-weight="bold" fo:font-family="'Times New Roman'" style:font-family-asian="'Times New Roman'" style:font-family-complex="'Times New Roman'"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4.00pt" fo:font-weight="bold" fo:font-family="'Times New Roman'" style:font-family-asian="'Times New Roman'" style:font-family-complex="'Times New Roman'" fo:background-color="transparent" style:use-window-font-color="true"/>
    </style:style>
    <style:style style:name="T176" style:family="text">
      <style:text-properties fo:font-size="14.00pt" fo:font-weight="normal" fo:font-family="'Times New Roman'" style:font-family-asian="'Times New Roman'" style:font-family-complex="'Times New Roman'" fo:background-color="transparent" style:use-window-font-color="true"/>
    </style:style>
    <style:style style:name="T177" style:family="text">
      <style:text-properties fo:font-size="14.00pt" fo:font-weight="normal" fo:font-family="'Times New Roman'" style:font-family-asian="'Times New Roman'" style:font-family-complex="'Times New Roman'" fo:background-color="transparent" style:use-window-font-color="true"/>
    </style:style>
    <style:style style:name="T178" style:family="text">
      <style:text-properties fo:font-size="14.00pt" fo:font-weight="normal" fo:font-family="'Times New Roman'" style:font-family-asian="'Times New Roman'" style:font-family-complex="'Times New Roman'" fo:background-color="transparent" style:use-window-font-color="true"/>
    </style:style>
    <style:style style:name="T179" style:family="text">
      <style:text-properties fo:font-size="14.00pt" fo:font-weight="bold" fo:font-family="'Times New Roman'" style:font-family-asian="'Times New Roman'" style:font-family-complex="'Times New Roman'"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4.00pt" fo:font-weight="bold" fo:font-family="'Times New Roman'" style:font-family-asian="'Times New Roman'" style:font-family-complex="'Times New Roman'" fo:background-color="transparent" style:use-window-font-color="true"/>
    </style:style>
    <style:style style:name="T182" style:family="text">
      <style:text-properties fo:font-size="14.00pt" fo:font-weight="normal" fo:font-family="'Times New Roman'" style:font-family-asian="'Times New Roman'" style:font-family-complex="'Times New Roman'"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4.00pt" fo:font-weight="bold" fo:font-family="'Times New Roman'" style:font-family-asian="'Times New Roman'" style:font-family-complex="'Times New Roman'" fo:background-color="transparent" style:use-window-font-color="true"/>
    </style:style>
    <style:style style:name="T185" style:family="text">
      <style:text-properties fo:font-size="14.00pt" fo:font-weight="normal" fo:font-family="'Times New Roman'" style:font-family-asian="'Times New Roman'" style:font-family-complex="'Times New Roman'"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4.00pt" fo:font-weight="normal" fo:font-family="'Times New Roman'" style:font-family-asian="'Times New Roman'" style:font-family-complex="'Times New Roman'" fo:background-color="transparent" style:use-window-font-color="true"/>
    </style:style>
    <style:style style:name="T188" style:family="text">
      <style:text-properties fo:font-size="14.00pt" fo:font-weight="bold" fo:font-family="'Times New Roman'" style:font-family-asian="'Times New Roman'" style:font-family-complex="'Times New Roman'"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4.00pt" fo:font-weight="bold" fo:font-family="'Times New Roman'" style:font-family-asian="'Times New Roman'" style:font-family-complex="'Times New Roman'" fo:background-color="transparent" style:use-window-font-color="true"/>
    </style:style>
    <style:style style:name="T191" style:family="text">
      <style:text-properties fo:font-size="14.00pt" fo:font-weight="normal" fo:font-family="'Times New Roman'" style:font-family-asian="'Times New Roman'" style:font-family-complex="'Times New Roman'"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4.00pt" fo:font-weight="bold" fo:font-family="'Times New Roman'" style:font-family-asian="'Times New Roman'" style:font-family-complex="'Times New Roman'"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4.00pt" fo:font-weight="bold" fo:font-family="'Times New Roman'" style:font-family-asian="'Times New Roman'" style:font-family-complex="'Times New Roman'" fo:background-color="transparent" style:use-window-font-color="true"/>
    </style:style>
    <style:style style:name="T196" style:family="text">
      <style:text-properties fo:font-size="14.00pt" fo:font-weight="normal" fo:font-family="'Times New Roman'" style:font-family-asian="'Times New Roman'" style:font-family-complex="'Times New Roman'"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normal" fo:font-family="'Times New Roman'" style:font-family-asian="'Times New Roman'" style:font-family-complex="'Times New Roman'" fo:background-color="transparent" style:use-window-font-color="true"/>
    </style:style>
    <style:style style:name="T199" style:family="text">
      <style:text-properties fo:font-size="14.00pt" fo:font-weight="bold" fo:font-family="'Times New Roman'" style:font-family-asian="'Times New Roman'" style:font-family-complex="'Times New Roman'"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6.00pt" fo:font-weight="bold" fo:font-family="'Times New Roman'" style:font-family-asian="'Times New Roman'" style:font-family-complex="'Times New Roman'"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4.00pt" fo:font-weight="bold" fo:font-family="'Times New Roman'" style:font-family-asian="'Times New Roman'" style:font-family-complex="'Times New Roman'" fo:background-color="transparent" style:use-window-font-color="true"/>
    </style:style>
    <style:style style:name="T204" style:family="text">
      <style:text-properties fo:font-size="14.00pt" fo:font-weight="normal" fo:font-family="'Times New Roman'" style:font-family-asian="'Times New Roman'" style:font-family-complex="'Times New Roman'"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4.00pt" fo:font-weight="bold" fo:font-family="'Times New Roman'" style:font-family-asian="'Times New Roman'" style:font-family-complex="'Times New Roman'" fo:background-color="transparent" style:use-window-font-color="true"/>
    </style:style>
    <style:style style:name="T207" style:family="text">
      <style:text-properties fo:font-size="14.00pt" fo:font-weight="normal" fo:font-family="'Times New Roman'" style:font-family-asian="'Times New Roman'" style:font-family-complex="'Times New Roman'" fo:background-color="transparent" style:use-window-font-color="true"/>
    </style:style>
    <style:style style:name="T208" style:family="text">
      <style:text-properties fo:font-size="14.00pt" fo:font-weight="bold" fo:font-family="'Times New Roman'" style:font-family-asian="'Times New Roman'" style:font-family-complex="'Times New Roman'" fo:background-color="transparent" style:use-window-font-color="true"/>
    </style:style>
    <style:style style:name="T209" style:family="text">
      <style:text-properties fo:font-size="14.00pt" fo:font-weight="normal" fo:font-family="'Times New Roman'" style:font-family-asian="'Times New Roman'" style:font-family-complex="'Times New Roman'" fo:background-color="transparent" style:use-window-font-color="true"/>
    </style:style>
    <style:style style:name="T210" style:family="text">
      <style:text-properties fo:font-size="14.00pt" fo:font-weight="bold" fo:font-family="'Times New Roman'" style:font-family-asian="'Times New Roman'" style:font-family-complex="'Times New Roman'" fo:background-color="transparent" style:use-window-font-color="true"/>
    </style:style>
    <style:style style:name="T211" style:family="text">
      <style:text-properties fo:font-size="14.00pt" fo:font-weight="normal" fo:font-family="'Times New Roman'" style:font-family-asian="'Times New Roman'" style:font-family-complex="'Times New Roman'" fo:background-color="transparent" style:use-window-font-color="true"/>
    </style:style>
    <style:style style:name="T212" style:family="text">
      <style:text-properties fo:font-size="14.00pt" fo:font-weight="bold" fo:font-family="'Times New Roman'" style:font-family-asian="'Times New Roman'" style:font-family-complex="'Times New Roman'" fo:background-color="transparent" style:use-window-font-color="true"/>
    </style:style>
    <style:style style:name="T213" style:family="text">
      <style:text-properties fo:font-size="14.00pt" fo:font-weight="normal" fo:font-family="'Times New Roman'" style:font-family-asian="'Times New Roman'" style:font-family-complex="'Times New Roman'" fo:background-color="transparent" style:use-window-font-color="true"/>
    </style:style>
    <style:style style:name="T214" style:family="text">
      <style:text-properties fo:font-size="14.00pt" fo:font-weight="bold" fo:font-family="'Times New Roman'" style:font-family-asian="'Times New Roman'" style:font-family-complex="'Times New Roman'" fo:background-color="transparent" style:use-window-font-color="true"/>
    </style:style>
    <style:style style:name="T215" style:family="text">
      <style:text-properties fo:font-size="14.00pt" fo:font-weight="normal" fo:font-family="'Times New Roman'" style:font-family-asian="'Times New Roman'" style:font-family-complex="'Times New Roman'"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4.00pt" fo:font-weight="bold" fo:font-family="'Times New Roman'" style:font-family-asian="'Times New Roman'" style:font-family-complex="'Times New Roman'" fo:background-color="transparent" style:use-window-font-color="true"/>
    </style:style>
    <style:style style:name="T218" style:family="text">
      <style:text-properties fo:font-size="14.00pt" fo:font-weight="normal" fo:font-family="'Times New Roman'" style:font-family-asian="'Times New Roman'" style:font-family-complex="'Times New Roman'"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4.00pt" fo:font-weight="bold" fo:font-family="'Times New Roman'" style:font-family-asian="'Times New Roman'" style:font-family-complex="'Times New Roman'" fo:background-color="transparent" style:use-window-font-color="true"/>
    </style:style>
    <style:style style:name="T221" style:family="text">
      <style:text-properties fo:font-size="14.00pt" fo:font-weight="normal" fo:font-family="'Times New Roman'" style:font-family-asian="'Times New Roman'" style:font-family-complex="'Times New Roman'"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4.00pt" fo:font-weight="bold" fo:font-family="'Times New Roman'" style:font-family-asian="'Times New Roman'" style:font-family-complex="'Times New Roman'" fo:background-color="transparent" style:use-window-font-color="true"/>
    </style:style>
    <style:style style:name="T224" style:family="text">
      <style:text-properties fo:font-size="14.00pt" fo:font-weight="normal" fo:font-family="'Times New Roman'" style:font-family-asian="'Times New Roman'" style:font-family-complex="'Times New Roman'"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4.00pt" fo:font-weight="bold" fo:font-family="'Times New Roman'" style:font-family-asian="'Times New Roman'" style:font-family-complex="'Times New Roman'" fo:background-color="transparent" style:use-window-font-color="true"/>
    </style:style>
    <style:style style:name="T227" style:family="text">
      <style:text-properties fo:font-size="14.00pt" fo:font-weight="normal" fo:font-family="'Times New Roman'" style:font-family-asian="'Times New Roman'" style:font-family-complex="'Times New Roman'"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6.00pt" fo:font-weight="bold" fo:font-family="'Times New Roman'" style:font-family-asian="'Times New Roman'" style:font-family-complex="'Times New Roman'"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4.00pt" fo:font-weight="normal" fo:font-family="'Times New Roman'" style:font-family-asian="'Times New Roman'" style:font-family-complex="'Times New Roman'"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normal" fo:font-family="'Times New Roman'" style:font-family-asian="'Times New Roman'" style:font-family-complex="'Times New Roman'"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2.00pt" fo:font-weight="normal" fo:font-family="'Times New Roman'" style:font-family-asian="'Times New Roman'" style:font-family-complex="'Times New Roman'" fo:background-color="transparent" style:use-window-font-color="true"/>
    </style:style>
    <style:style style:name="T236" style:family="text">
      <style:text-properties fo:font-size="16.00pt" fo:font-weight="bold" fo:font-family="'Times New Roman'" style:font-family-asian="'Times New Roman'" style:font-family-complex="'Times New Roman'"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4.00pt" fo:font-weight="normal" fo:font-family="'Times New Roman'" style:font-family-asian="'Times New Roman'" style:font-family-complex="'Times New Roman'"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2.00pt" fo:font-weight="normal" fo:font-family="'Times New Roman'" style:font-family-asian="'Times New Roman'" style:font-family-complex="'Times New Roman'" fo:background-color="transparent" style:use-window-font-color="true"/>
    </style:style>
    <style:style style:name="T241" style:family="text">
      <style:text-properties fo:font-size="16.00pt" fo:font-weight="bold" fo:font-family="'Times New Roman'" style:font-family-asian="'Times New Roman'" style:font-family-complex="'Times New Roman'"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4.00pt" fo:font-weight="normal" fo:font-family="'Times New Roman'" style:font-family-asian="'Times New Roman'" style:font-family-complex="'Times New Roman'"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4.00pt" fo:font-weight="normal" fo:font-family="'Times New Roman'" style:font-family-asian="'Times New Roman'" style:font-family-complex="'Times New Roman'" fo:background-color="transparent" style:use-window-font-color="true"/>
    </style:style>
    <style:style style:name="T246" style:family="text">
      <style:text-properties fo:font-size="14.00pt" fo:font-weight="normal" fo:font-family="'Times New Roman'" style:font-family-asian="'Times New Roman'" style:font-family-complex="'Times New Roman'" fo:background-color="transparent" style:use-window-font-color="true" fo:font-style="italic"/>
    </style:style>
    <style:style style:name="T247" style:family="text">
      <style:text-properties fo:font-size="14.00pt" fo:font-weight="normal" fo:font-family="'Times New Roman'" style:font-family-asian="'Times New Roman'" style:font-family-complex="'Times New Roman'"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4.00pt" fo:font-weight="normal" fo:font-family="'Times New Roman'" style:font-family-asian="'Times New Roman'" style:font-family-complex="'Times New Roman'" fo:background-color="transparent" style:use-window-font-color="true"/>
    </style:style>
    <style:style style:name="T250" style:family="text">
      <style:text-properties fo:font-size="14.00pt" fo:font-weight="normal" fo:font-family="'Times New Roman'" style:font-family-asian="'Times New Roman'" style:font-family-complex="'Times New Roman'" fo:background-color="transparent" style:use-window-font-color="true" fo:font-style="italic"/>
    </style:style>
    <style:style style:name="T251" style:family="text">
      <style:text-properties fo:font-size="14.00pt" fo:font-weight="normal" fo:font-family="'Times New Roman'" style:font-family-asian="'Times New Roman'" style:font-family-complex="'Times New Roman'"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4.00pt" fo:font-weight="normal" fo:font-family="'Times New Roman'" style:font-family-asian="'Times New Roman'" style:font-family-complex="'Times New Roman'" fo:background-color="transparent" style:use-window-font-color="true"/>
    </style:style>
    <style:style style:name="T254" style:family="text">
      <style:text-properties fo:font-size="14.00pt" fo:font-weight="normal" fo:font-family="'Times New Roman'" style:font-family-asian="'Times New Roman'" style:font-family-complex="'Times New Roman'" fo:background-color="transparent" style:use-window-font-color="true" fo:font-style="italic"/>
    </style:style>
    <style:style style:name="T255" style:family="text">
      <style:text-properties fo:font-size="14.00pt" fo:font-weight="normal" fo:font-family="'Times New Roman'" style:font-family-asian="'Times New Roman'" style:font-family-complex="'Times New Roman'"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4.00pt" fo:font-weight="normal" fo:font-family="'Times New Roman'" style:font-family-asian="'Times New Roman'" style:font-family-complex="'Times New Roman'"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center" fo:margin-left="36.00pt" fo:text-indent="-36.00pt" fo:margin-bottom="8.00pt"/>
    </style:style>
    <style:style style:name="P2" style:family="paragraph">
      <style:paragraph-properties fo:line-height="105.00%" fo:text-align="center" fo:margin-bottom="8.00pt"/>
    </style:style>
    <style:style style:name="P3" style:family="paragraph">
      <style:paragraph-properties fo:line-height="50.00%" fo:text-align="center" fo:margin-top="12.00pt" fo:margin-bottom="8.00pt"/>
    </style:style>
    <style:style style:name="P4" style:family="paragraph">
      <style:paragraph-properties fo:line-height="105.00%" fo:text-align="left" fo:margin-left="36.00pt" fo:text-indent="36.00pt" fo:margin-bottom="8.00pt"/>
    </style:style>
    <style:style style:name="P5" style:family="paragraph">
      <style:paragraph-properties fo:line-height="105.00%" fo:text-align="center" fo:margin-bottom="8.00pt"/>
    </style:style>
    <style:style style:name="P6" style:family="paragraph">
      <style:paragraph-properties fo:line-height="100.00%" fo:text-align="center" fo:margin-bottom="8.00pt"/>
    </style:style>
    <style:style style:name="P7" style:family="paragraph">
      <style:paragraph-properties fo:line-height="105.00%" fo:text-align="center" fo:margin-bottom="8.00pt"/>
    </style:style>
    <style:style style:name="P8" style:family="paragraph">
      <style:paragraph-properties fo:line-height="105.00%" fo:text-align="center" fo:margin-left="144.00pt" fo:text-indent="-144.00pt" fo:margin-bottom="8.00pt"/>
    </style:style>
    <style:style style:name="P9" style:family="paragraph">
      <style:paragraph-properties fo:line-height="105.00%" fo:text-align="center" fo:margin-bottom="8.00pt"/>
    </style:style>
    <style:style style:name="P10" style:family="paragraph">
      <style:paragraph-properties fo:line-height="100.00%" fo:text-align="justify" fo:margin-bottom="8.00pt"/>
    </style:style>
    <style:style style:name="P11" style:family="paragraph">
      <style:paragraph-properties fo:line-height="115.00%" fo:text-align="justify" fo:margin-bottom="8.00pt"/>
    </style:style>
    <style:style style:name="P12" style:family="paragraph">
      <style:paragraph-properties fo:line-height="100.00%" fo:text-align="justify" fo:margin-bottom="8.00pt"/>
    </style:style>
    <style:style style:name="P13" style:family="paragraph">
      <style:paragraph-properties fo:line-height="105.00%" fo:text-align="center" fo:margin-bottom="8.00pt"/>
    </style:style>
    <style:style style:name="P14" style:family="paragraph">
      <style:paragraph-properties fo:line-height="100.00%" fo:text-align="center" fo:margin-bottom="8.00pt"/>
    </style:style>
    <style:style style:name="P15" style:family="paragraph">
      <style:paragraph-properties fo:line-height="150.00%" fo:text-align="justify" fo:margin-bottom="8.00pt"/>
    </style:style>
    <style:style style:name="P16" style:family="paragraph">
      <style:paragraph-properties fo:line-height="100.00%" fo:text-align="left" fo:margin-bottom="8.00pt"/>
    </style:style>
    <style:style style:name="P17" style:family="paragraph">
      <style:paragraph-properties fo:line-height="105.00%" fo:text-align="center" fo:margin-bottom="8.00pt"/>
    </style:style>
    <style:style style:name="P18" style:family="paragraph">
      <style:paragraph-properties fo:line-height="105.00%" fo:text-align="justify" fo:margin-bottom="8.00pt"/>
    </style:style>
    <style:style style:name="P19" style:family="paragraph">
      <style:paragraph-properties fo:line-height="100.00%" fo:text-align="justify" fo:margin-bottom="8.00pt"/>
    </style:style>
    <style:style style:name="P20" style:family="paragraph">
      <style:paragraph-properties fo:line-height="100.00%" fo:text-align="justify"/>
    </style:style>
    <style:style style:name="P21" style:family="paragraph">
      <style:paragraph-properties fo:line-height="105.00%" fo:text-align="justify"/>
    </style:style>
    <style:style style:name="P22" style:family="paragraph">
      <style:paragraph-properties fo:line-height="100.00%" fo:text-align="center" fo:margin-bottom="8.00pt"/>
    </style:style>
    <style:style style:name="P23" style:family="paragraph">
      <style:paragraph-properties fo:line-height="105.00%" fo:text-align="justify" fo:margin-bottom="8.00pt"/>
    </style:style>
    <style:style style:name="P24" style:family="paragraph">
      <style:paragraph-properties fo:line-height="100.00%" fo:text-align="left" fo:margin-bottom="8.00pt"/>
    </style:style>
    <style:style style:name="P25" style:family="paragraph">
      <style:paragraph-properties fo:line-height="100.00%" fo:text-align="justify" fo:margin-bottom="8.00pt"/>
    </style:style>
    <style:style style:name="P26" style:family="paragraph">
      <style:paragraph-properties fo:line-height="100.00%" fo:text-align="left" fo:margin-bottom="8.00pt"/>
    </style:style>
    <style:style style:name="P27" style:family="paragraph">
      <style:paragraph-properties fo:line-height="100.00%" fo:text-align="center" fo:margin-bottom="8.00pt"/>
    </style:style>
    <style:style style:name="P28" style:family="paragraph">
      <style:paragraph-properties fo:line-height="100.00%" fo:text-align="left" fo:margin-bottom="8.00pt"/>
    </style:style>
    <style:style style:name="P29" style:family="paragraph">
      <style:paragraph-properties fo:line-height="100.00%" fo:text-align="center" fo:margin-bottom="8.00pt"/>
    </style:style>
    <style:style style:name="P30" style:family="paragraph">
      <style:paragraph-properties fo:line-height="100.00%" fo:text-align="left" fo:margin-bottom="8.00pt"/>
    </style:style>
    <style:style style:name="P31" style:family="paragraph">
      <style:paragraph-properties fo:line-height="105.00%" fo:text-align="left" fo:margin-bottom="8.00pt">
        <style:tab-stops>
          <style:tab-stop style:position="130.45pt"/>
        </style:tab-stops>
      </style:paragraph-properties>
    </style:style>
    <style:style style:name="P32" style:family="paragraph">
      <style:paragraph-properties fo:line-height="105.00%" fo:text-align="left" fo:margin-bottom="8.00pt"/>
    </style:style>
    <style:style style:name="P33" style:family="paragraph">
      <style:paragraph-properties fo:line-height="105.00%" fo:text-align="left" fo:margin-bottom="8.00pt">
        <style:tab-stops>
          <style:tab-stop style:position="228.05pt" style:type="center"/>
        </style:tab-stops>
      </style:paragraph-properties>
    </style:style>
    <style:style style:name="P34" style:family="paragraph">
      <style:paragraph-properties fo:line-height="100.00%" fo:text-align="center" fo:margin-bottom="8.00pt"/>
    </style:style>
    <style:style style:name="P35" style:family="paragraph">
      <style:paragraph-properties fo:line-height="100.00%" fo:text-align="justify" fo:margin-bottom="8.00pt"/>
    </style:style>
    <style:style style:name="P36" style:family="paragraph">
      <style:paragraph-properties fo:line-height="100.00%" fo:text-align="justify" fo:margin-left="0.00pt" fo:text-indent="36.00pt" fo:margin-bottom="8.00pt"/>
    </style:style>
    <style:style style:name="P37" style:family="paragraph">
      <style:paragraph-properties fo:line-height="100.00%" fo:text-align="justify" fo:margin-left="36.00pt" fo:text-indent="36.00pt" fo:margin-bottom="8.00pt"/>
    </style:style>
    <style:style style:name="P38" style:family="paragraph">
      <style:paragraph-properties fo:line-height="100.00%" fo:text-align="justify" fo:margin-left="0.00pt" fo:text-indent="36.00pt" fo:margin-bottom="8.00pt"/>
    </style:style>
    <style:style style:name="P39" style:family="paragraph">
      <style:paragraph-properties fo:line-height="100.00%" fo:text-align="justify" fo:margin-left="36.00pt" fo:text-indent="36.00pt" fo:margin-bottom="8.00pt"/>
    </style:style>
    <style:style style:name="P40" style:family="paragraph">
      <style:paragraph-properties fo:line-height="100.00%" fo:text-align="justify" fo:margin-bottom="8.00pt"/>
    </style:style>
    <style:style style:name="P41" style:family="paragraph">
      <style:paragraph-properties fo:line-height="100.00%" fo:text-align="left" fo:margin-bottom="8.00pt"/>
    </style:style>
    <style:style style:name="P42" style:family="paragraph">
      <style:paragraph-properties fo:line-height="105.00%" fo:text-align="justify" fo:margin-bottom="8.00pt"/>
    </style:style>
    <style:style style:name="P43" style:family="paragraph">
      <style:paragraph-properties fo:line-height="100.00%" fo:text-align="justify" fo:margin-bottom="8.00pt"/>
    </style:style>
    <text:list-style style:name="L44">
      <text:list-level-style-bullet text:level="1" text:bullet-char="•">
        <style:list-level-properties text:space-before="18.00pt" text:min-label-width="18.00pt"/>
        <style:text-properties fo:font-family="Symbol"/>
      </text:list-level-style-bullet>
    </text:list-style>
    <style:style style:name="P44" style:family="paragraph">
      <style:paragraph-properties fo:line-height="100.00%" fo:text-align="justify" fo:margin-bottom="8.00pt"/>
    </style:style>
    <style:style style:name="P45" style:family="paragraph">
      <style:paragraph-properties fo:line-height="100.00%" fo:text-align="justify" fo:margin-bottom="8.00pt"/>
    </style:style>
    <text:list-style style:name="L46">
      <text:list-level-style-bullet text:level="1" text:bullet-char="•">
        <style:list-level-properties text:space-before="18.00pt" text:min-label-width="18.00pt"/>
        <style:text-properties fo:font-family="Symbol"/>
      </text:list-level-style-bullet>
    </text:list-style>
    <style:style style:name="P46" style:family="paragraph">
      <style:paragraph-properties fo:line-height="100.00%" fo:text-align="justify" fo:margin-bottom="8.00pt"/>
    </style:style>
    <style:style style:name="P47" style:family="paragraph">
      <style:paragraph-properties fo:line-height="100.00%" fo:text-align="justify" fo:margin-bottom="8.00pt"/>
    </style:style>
    <text:list-style style:name="L48">
      <text:list-level-style-bullet text:level="1" text:bullet-char="•">
        <style:list-level-properties text:space-before="18.00pt" text:min-label-width="18.00pt"/>
        <style:text-properties fo:font-family="Symbol"/>
      </text:list-level-style-bullet>
    </text:list-style>
    <style:style style:name="P48" style:family="paragraph">
      <style:paragraph-properties fo:line-height="100.00%" fo:text-align="justify" fo:margin-bottom="8.00pt"/>
    </style:style>
    <style:style style:name="P49" style:family="paragraph">
      <style:paragraph-properties fo:line-height="100.00%" fo:text-align="justify" fo:margin-bottom="8.00pt"/>
    </style:style>
    <text:list-style style:name="L50">
      <text:list-level-style-bullet text:level="1" text:bullet-char="•">
        <style:list-level-properties text:space-before="18.00pt" text:min-label-width="18.00pt"/>
        <style:text-properties fo:font-family="Symbol"/>
      </text:list-level-style-bullet>
    </text:list-style>
    <style:style style:name="P50" style:family="paragraph">
      <style:paragraph-properties fo:line-height="100.00%" fo:text-align="justify" fo:margin-bottom="8.00pt"/>
    </style:style>
    <style:style style:name="P51" style:family="paragraph">
      <style:paragraph-properties fo:line-height="100.00%" fo:text-align="justify" fo:margin-bottom="8.00pt"/>
    </style:style>
    <style:style style:name="P52" style:family="paragraph">
      <style:paragraph-properties fo:line-height="100.00%" fo:text-align="left" fo:margin-bottom="8.00pt"/>
    </style:style>
    <style:style style:name="P53" style:family="paragraph">
      <style:paragraph-properties fo:line-height="100.00%" fo:text-align="justify" fo:margin-bottom="8.00pt"/>
    </style:style>
    <style:style style:name="P54" style:family="paragraph">
      <style:paragraph-properties fo:line-height="105.00%" fo:text-align="justify" fo:margin-bottom="8.00pt"/>
    </style:style>
    <text:list-style style:name="L55">
      <text:list-level-style-bullet text:level="1" text:bullet-char="•">
        <style:list-level-properties text:space-before="54.00pt" text:min-label-width="18.00pt"/>
        <style:text-properties fo:font-family="Symbol"/>
      </text:list-level-style-bullet>
    </text:list-style>
    <style:style style:name="P55" style:family="paragraph">
      <style:paragraph-properties fo:line-height="105.00%" fo:text-align="justify" fo:margin-bottom="8.00pt"/>
    </style:style>
    <style:style style:name="P56" style:family="paragraph">
      <style:paragraph-properties fo:line-height="105.00%" fo:text-align="justify" fo:margin-bottom="8.00pt"/>
    </style:style>
    <text:list-style style:name="L57">
      <text:list-level-style-bullet text:level="1" text:bullet-char="•">
        <style:list-level-properties text:space-before="54.00pt" text:min-label-width="18.00pt"/>
        <style:text-properties fo:font-family="Symbol"/>
      </text:list-level-style-bullet>
    </text:list-style>
    <style:style style:name="P57" style:family="paragraph">
      <style:paragraph-properties fo:line-height="105.00%" fo:text-align="justify" fo:margin-bottom="8.00pt"/>
    </style:style>
    <style:style style:name="P58" style:family="paragraph">
      <style:paragraph-properties fo:line-height="105.00%" fo:text-align="justify" fo:margin-bottom="8.00pt"/>
    </style:style>
    <style:style style:name="P59" style:family="paragraph">
      <style:paragraph-properties fo:line-height="115.00%" fo:text-align="justify" fo:margin-bottom="10.00pt"/>
    </style:style>
    <style:style style:name="P60" style:family="paragraph">
      <style:paragraph-properties fo:line-height="105.00%" fo:text-align="justify" fo:margin-bottom="8.00pt"/>
    </style:style>
    <style:style style:name="P61" style:family="paragraph">
      <style:paragraph-properties fo:line-height="100.00%" fo:text-align="left" fo:margin-bottom="8.00pt"/>
    </style:style>
    <style:style style:name="P62" style:family="paragraph">
      <style:paragraph-properties fo:line-height="100.00%" fo:text-align="center" fo:margin-bottom="8.00pt"/>
    </style:style>
    <style:style style:name="P63" style:family="paragraph">
      <style:paragraph-properties fo:line-height="100.00%" fo:text-align="justify" fo:margin-bottom="8.00pt"/>
    </style:style>
    <style:style style:name="P64" style:family="paragraph">
      <style:paragraph-properties fo:line-height="105.00%" fo:text-align="justify" fo:margin-bottom="8.00pt"/>
    </style:style>
    <style:style style:name="P65" style:family="paragraph">
      <style:paragraph-properties fo:line-height="100.00%" fo:text-align="justify" fo:margin-bottom="8.00pt"/>
    </style:style>
    <style:style style:name="P66" style:family="paragraph">
      <style:paragraph-properties fo:line-height="105.00%" fo:text-align="justify" fo:margin-bottom="8.00pt"/>
    </style:style>
    <style:style style:name="P67" style:family="paragraph">
      <style:paragraph-properties fo:line-height="105.00%" fo:text-align="left" fo:margin-bottom="8.00pt"/>
    </style:style>
    <style:style style:name="P68" style:family="paragraph">
      <style:paragraph-properties fo:line-height="105.00%" fo:text-align="center" fo:margin-bottom="8.00pt"/>
    </style:style>
    <style:style style:name="P69" style:family="paragraph">
      <style:paragraph-properties fo:line-height="105.00%" fo:text-align="left" fo:margin-bottom="8.00pt"/>
    </style:style>
    <style:style style:name="P70" style:family="paragraph">
      <style:paragraph-properties fo:line-height="100.00%" fo:text-align="left" fo:margin-bottom="8.00pt"/>
    </style:style>
    <style:style style:name="P71" style:family="paragraph">
      <style:paragraph-properties fo:line-height="105.00%" fo:text-align="left" fo:margin-bottom="8.00pt"/>
    </style:style>
    <style:style style:name="P72" style:family="paragraph">
      <style:paragraph-properties fo:line-height="105.00%" fo:text-align="left" fo:margin-bottom="8.00pt">
        <style:tab-stops>
          <style:tab-stop style:position="151.50pt"/>
        </style:tab-stops>
      </style:paragraph-properties>
    </style:style>
    <style:style style:name="P73" style:family="paragraph">
      <style:paragraph-properties fo:line-height="105.00%" fo:text-align="left" fo:margin-bottom="8.00pt"/>
    </style:style>
    <style:style style:name="P74" style:family="paragraph">
      <style:paragraph-properties fo:line-height="105.00%" fo:text-align="justify" fo:margin-bottom="8.00pt"/>
    </style:style>
    <style:style style:name="P75" style:family="paragraph">
      <style:paragraph-properties fo:line-height="100.00%" fo:text-align="justify" fo:margin-bottom="8.00pt"/>
    </style:style>
    <style:style style:name="P76" style:family="paragraph">
      <style:paragraph-properties fo:line-height="105.00%" fo:text-align="justify" fo:margin-bottom="8.00pt"/>
    </style:style>
    <style:style style:name="P77" style:family="paragraph">
      <style:paragraph-properties fo:line-height="105.00%" fo:text-align="left" fo:margin-bottom="8.00pt">
        <style:tab-stops>
          <style:tab-stop style:position="150.60pt"/>
        </style:tab-stops>
      </style:paragraph-properties>
    </style:style>
    <style:style style:name="P78" style:family="paragraph">
      <style:paragraph-properties fo:line-height="105.00%" fo:text-align="left" fo:margin-bottom="8.00pt"/>
    </style:style>
    <style:style style:name="P79" style:family="paragraph">
      <style:paragraph-properties fo:line-height="105.00%" fo:text-align="justify" fo:margin-bottom="8.00pt"/>
    </style:style>
    <style:style style:name="P80" style:family="paragraph">
      <style:paragraph-properties fo:line-height="105.00%" fo:text-align="left" fo:margin-bottom="8.00pt"/>
    </style:style>
    <style:style style:name="P81" style:family="paragraph">
      <style:paragraph-properties fo:line-height="105.00%" fo:text-align="justify" fo:margin-bottom="8.00pt"/>
    </style:style>
    <style:style style:name="P82" style:family="paragraph">
      <style:paragraph-properties fo:line-height="105.00%" fo:text-align="center" fo:margin-bottom="8.00pt"/>
    </style:style>
    <style:style style:name="P83" style:family="paragraph">
      <style:paragraph-properties fo:line-height="100.00%" fo:text-align="center" fo:margin-bottom="8.00pt"/>
    </style:style>
    <style:style style:name="P84" style:family="paragraph">
      <style:paragraph-properties fo:line-height="105.00%" fo:text-align="center" fo:margin-bottom="8.00pt"/>
    </style:style>
    <style:style style:name="P85" style:family="paragraph">
      <style:paragraph-properties fo:line-height="105.00%" fo:text-align="left" fo:margin-bottom="8.00pt">
        <style:tab-stops>
          <style:tab-stop style:position="160.30pt"/>
          <style:tab-stop style:position="195.35pt"/>
        </style:tab-stops>
      </style:paragraph-properties>
    </style:style>
    <style:style style:name="P86" style:family="paragraph">
      <style:paragraph-properties fo:line-height="105.00%" fo:text-align="left" fo:margin-bottom="8.00pt"/>
    </style:style>
    <style:style style:name="P87" style:family="paragraph">
      <style:paragraph-properties fo:line-height="105.00%" fo:text-align="justify" fo:margin-bottom="8.00pt"/>
    </style:style>
    <style:style style:name="P88" style:family="paragraph">
      <style:paragraph-properties fo:line-height="100.00%" fo:text-align="center" fo:margin-bottom="8.00pt"/>
    </style:style>
    <style:style style:name="P89" style:family="paragraph">
      <style:paragraph-properties fo:line-height="105.00%" fo:text-align="center" fo:margin-bottom="8.00pt"/>
    </style:style>
    <style:style style:name="P90" style:family="paragraph">
      <style:paragraph-properties fo:line-height="105.00%" fo:text-align="justify" fo:margin-bottom="8.00pt"/>
    </style:style>
    <style:style style:name="P91" style:family="paragraph">
      <style:paragraph-properties fo:line-height="105.00%" fo:text-align="left" fo:margin-bottom="8.00pt">
        <style:tab-stops>
          <style:tab-stop style:position="184.05pt"/>
        </style:tab-stops>
      </style:paragraph-properties>
    </style:style>
    <style:style style:name="P92" style:family="paragraph">
      <style:paragraph-properties fo:line-height="105.00%" fo:text-align="left" fo:margin-bottom="8.00pt"/>
    </style:style>
    <style:style style:name="P93" style:family="paragraph">
      <style:paragraph-properties fo:line-height="105.00%" fo:text-align="justify" fo:margin-bottom="8.00pt"/>
    </style:style>
    <style:style style:name="P94" style:family="paragraph">
      <style:paragraph-properties fo:line-height="105.00%" fo:text-align="left" fo:margin-bottom="8.00pt">
        <style:tab-stops>
          <style:tab-stop style:position="164.65pt"/>
        </style:tab-stops>
      </style:paragraph-properties>
    </style:style>
    <style:style style:name="P95" style:family="paragraph">
      <style:paragraph-properties fo:line-height="100.00%" fo:text-align="left" fo:margin-bottom="8.00pt">
        <style:tab-stops>
          <style:tab-stop style:position="164.65pt"/>
        </style:tab-stops>
      </style:paragraph-properties>
    </style:style>
    <style:style style:name="P96" style:family="paragraph">
      <style:paragraph-properties fo:line-height="105.00%" fo:text-align="left" fo:margin-bottom="8.00pt">
        <style:tab-stops>
          <style:tab-stop style:position="164.65pt"/>
        </style:tab-stops>
      </style:paragraph-properties>
    </style:style>
    <style:style style:name="P97" style:family="paragraph">
      <style:paragraph-properties fo:line-height="105.00%" fo:text-align="justify" fo:margin-bottom="8.00pt">
        <style:tab-stops>
          <style:tab-stop style:position="164.65pt"/>
          <style:tab-stop style:position="186.55pt"/>
        </style:tab-stops>
      </style:paragraph-properties>
    </style:style>
    <style:style style:name="P98" style:family="paragraph">
      <style:paragraph-properties fo:line-height="105.00%" fo:text-align="justify" fo:margin-bottom="8.00pt"/>
    </style:style>
    <style:style style:name="P99" style:family="paragraph">
      <style:paragraph-properties fo:line-height="100.00%" fo:text-align="justify" fo:margin-bottom="8.00pt"/>
    </style:style>
    <style:style style:name="P100" style:family="paragraph">
      <style:paragraph-properties fo:line-height="100.00%" fo:text-align="center" fo:margin-bottom="8.00pt"/>
    </style:style>
    <style:style style:name="P101" style:family="paragraph">
      <style:paragraph-properties fo:line-height="100.00%" fo:text-align="left" fo:margin-bottom="8.00pt"/>
    </style:style>
    <style:style style:name="P102" style:family="paragraph">
      <style:paragraph-properties fo:line-height="100.00%" fo:text-align="justify" fo:margin-bottom="8.00pt"/>
    </style:style>
    <style:style style:name="P103" style:family="paragraph">
      <style:paragraph-properties fo:line-height="105.00%" fo:text-align="justify" fo:margin-bottom="8.00pt"/>
    </style:style>
    <style:style style:name="P104" style:family="paragraph">
      <style:paragraph-properties fo:line-height="100.00%" fo:text-align="justify" fo:margin-bottom="8.00pt"/>
    </style:style>
    <style:style style:name="P105" style:family="paragraph">
      <style:paragraph-properties fo:line-height="105.00%" fo:text-align="justify" fo:margin-bottom="8.00pt"/>
    </style:style>
    <text:list-style style:name="L106">
      <text:list-level-style-bullet text:level="1" text:bullet-char="•">
        <style:list-level-properties text:space-before="18.00pt" text:min-label-width="18.00pt"/>
        <style:text-properties fo:font-family="Symbol"/>
      </text:list-level-style-bullet>
    </text:list-style>
    <style:style style:name="P106" style:family="paragraph">
      <style:paragraph-properties fo:line-height="105.00%" fo:text-align="justify" fo:margin-bottom="8.00pt"/>
    </style:style>
    <style:style style:name="P107" style:family="paragraph">
      <style:paragraph-properties fo:line-height="105.00%" fo:text-align="justify" fo:margin-bottom="8.00pt"/>
    </style:style>
    <text:list-style style:name="L108">
      <text:list-level-style-bullet text:level="1" text:bullet-char="•">
        <style:list-level-properties text:space-before="18.00pt" text:min-label-width="18.00pt"/>
        <style:text-properties fo:font-family="Symbol"/>
      </text:list-level-style-bullet>
    </text:list-style>
    <style:style style:name="P108" style:family="paragraph">
      <style:paragraph-properties fo:line-height="105.00%" fo:text-align="justify" fo:margin-bottom="8.00pt"/>
    </style:style>
    <style:style style:name="P109" style:family="paragraph">
      <style:paragraph-properties fo:line-height="105.00%" fo:text-align="justify" fo:margin-left="36.00pt" fo:text-indent="0.00pt" fo:margin-bottom="8.00pt"/>
    </style:style>
    <style:style style:name="P110" style:family="paragraph">
      <style:paragraph-properties fo:line-height="105.00%" fo:text-align="justify" fo:margin-bottom="8.00pt"/>
    </style:style>
    <text:list-style style:name="L111">
      <text:list-level-style-bullet text:level="1" text:bullet-char="•">
        <style:list-level-properties text:space-before="18.00pt" text:min-label-width="18.00pt"/>
        <style:text-properties fo:font-family="Symbol"/>
      </text:list-level-style-bullet>
    </text:list-style>
    <style:style style:name="P111" style:family="paragraph">
      <style:paragraph-properties fo:line-height="105.00%" fo:text-align="justify" fo:margin-bottom="8.00pt"/>
    </style:style>
    <style:style style:name="P112" style:family="paragraph">
      <style:paragraph-properties fo:line-height="105.00%" fo:text-align="justify" fo:margin-left="36.00pt" fo:text-indent="0.00pt" fo:margin-bottom="8.00pt"/>
    </style:style>
    <style:style style:name="P113" style:family="paragraph">
      <style:paragraph-properties fo:line-height="105.00%" fo:text-align="justify" fo:margin-bottom="8.00pt"/>
    </style:style>
    <text:list-style style:name="L114">
      <text:list-level-style-bullet text:level="1" text:bullet-char="•">
        <style:list-level-properties text:space-before="18.00pt" text:min-label-width="18.00pt"/>
        <style:text-properties fo:font-family="Symbol"/>
      </text:list-level-style-bullet>
    </text:list-style>
    <style:style style:name="P114" style:family="paragraph">
      <style:paragraph-properties fo:line-height="105.00%" fo:text-align="justify" fo:margin-bottom="8.00pt"/>
    </style:style>
    <style:style style:name="P115" style:family="paragraph">
      <style:paragraph-properties fo:line-height="105.00%" fo:text-align="justify" fo:margin-left="17.45pt" fo:text-indent="0.00pt" fo:margin-bottom="8.00pt"/>
    </style:style>
    <style:style style:name="P116" style:family="paragraph">
      <style:paragraph-properties fo:line-height="105.00%" fo:text-align="justify" fo:margin-bottom="8.00pt"/>
    </style:style>
    <text:list-style style:name="L117">
      <text:list-level-style-bullet text:level="1" text:bullet-char="•">
        <style:list-level-properties text:space-before="14.20pt" text:min-label-width="18.00pt"/>
        <style:text-properties fo:font-family="Symbol"/>
      </text:list-level-style-bullet>
    </text:list-style>
    <style:style style:name="P117" style:family="paragraph">
      <style:paragraph-properties fo:line-height="105.00%" fo:text-align="justify" fo:margin-bottom="8.00pt"/>
    </style:style>
    <style:style style:name="P118" style:family="paragraph">
      <style:paragraph-properties fo:line-height="105.00%" fo:text-align="justify" fo:margin-bottom="8.00pt"/>
    </style:style>
    <text:list-style style:name="L119">
      <text:list-level-style-bullet text:level="1" text:bullet-char="•">
        <style:list-level-properties text:space-before="18.00pt" text:min-label-width="18.00pt"/>
        <style:text-properties fo:font-family="Symbol"/>
      </text:list-level-style-bullet>
    </text:list-style>
    <style:style style:name="P119" style:family="paragraph">
      <style:paragraph-properties fo:line-height="105.00%" fo:text-align="justify" fo:margin-bottom="8.00pt"/>
    </style:style>
    <style:style style:name="P120" style:family="paragraph">
      <style:paragraph-properties fo:line-height="105.00%" fo:text-align="justify" fo:margin-bottom="8.00pt"/>
    </style:style>
    <text:list-style style:name="L121">
      <text:list-level-style-bullet text:level="1" text:bullet-char="•">
        <style:list-level-properties text:space-before="18.00pt" text:min-label-width="18.00pt"/>
        <style:text-properties fo:font-family="Symbol"/>
      </text:list-level-style-bullet>
    </text:list-style>
    <style:style style:name="P121" style:family="paragraph">
      <style:paragraph-properties fo:line-height="105.00%" fo:text-align="justify" fo:margin-bottom="8.00pt"/>
    </style:style>
    <style:style style:name="P122" style:family="paragraph">
      <style:paragraph-properties fo:line-height="105.00%" fo:text-align="left" fo:margin-bottom="8.00pt"/>
    </style:style>
    <style:style style:name="P123" style:family="paragraph">
      <style:paragraph-properties fo:line-height="105.00%" fo:text-align="justify" fo:margin-bottom="8.00pt"/>
    </style:style>
    <style:style style:name="P124" style:family="paragraph">
      <style:paragraph-properties fo:line-height="105.00%" fo:text-align="left" fo:margin-bottom="8.00pt"/>
    </style:style>
    <text:list-style style:name="L125">
      <text:list-level-style-bullet text:level="1" text:bullet-char="•">
        <style:list-level-properties text:space-before="54.00pt" text:min-label-width="18.00pt"/>
        <style:text-properties fo:font-family="Symbol"/>
      </text:list-level-style-bullet>
    </text:list-style>
    <style:style style:name="P125" style:family="paragraph">
      <style:paragraph-properties fo:line-height="105.00%" fo:text-align="left" fo:margin-right="72.00pt" fo:margin-bottom="8.00pt"/>
    </style:style>
    <style:style style:name="P126" style:family="paragraph">
      <style:paragraph-properties fo:line-height="105.00%" fo:text-align="justify" fo:margin-bottom="8.00pt"/>
    </style:style>
    <style:style style:name="P127" style:family="paragraph">
      <style:paragraph-properties fo:line-height="105.00%" fo:text-align="center" fo:margin-bottom="8.00pt"/>
    </style:style>
    <style:style style:name="P128" style:family="paragraph">
      <style:paragraph-properties fo:line-height="105.00%" fo:text-align="justify" fo:margin-bottom="8.00pt"/>
    </style:style>
    <text:list-style style:name="L129">
      <text:list-level-style-bullet text:level="1" text:bullet-char="•">
        <style:list-level-properties text:space-before="18.00pt" text:min-label-width="18.00pt"/>
        <style:text-properties fo:font-family="Symbol"/>
      </text:list-level-style-bullet>
    </text:list-style>
    <style:style style:name="P129" style:family="paragraph">
      <style:paragraph-properties fo:line-height="100.00%" fo:text-align="left" fo:margin-bottom="8.00pt"/>
    </style:style>
    <style:style style:name="P130" style:family="paragraph">
      <style:paragraph-properties fo:line-height="100.00%" fo:text-align="left" fo:margin-bottom="8.00pt"/>
    </style:style>
    <text:list-style style:name="L131">
      <text:list-level-style-bullet text:level="1" text:bullet-char="•">
        <style:list-level-properties text:space-before="18.00pt" text:min-label-width="18.00pt"/>
        <style:text-properties fo:font-family="Symbol"/>
      </text:list-level-style-bullet>
    </text:list-style>
    <style:style style:name="P131" style:family="paragraph">
      <style:paragraph-properties fo:line-height="100.00%" fo:text-align="left" fo:margin-bottom="8.00pt"/>
    </style:style>
    <style:style style:name="P132" style:family="paragraph">
      <style:paragraph-properties fo:line-height="100.00%" fo:text-align="left" fo:margin-bottom="8.00pt"/>
    </style:style>
    <text:list-style style:name="L133">
      <text:list-level-style-bullet text:level="1" text:bullet-char="•">
        <style:list-level-properties text:space-before="18.00pt" text:min-label-width="18.00pt"/>
        <style:text-properties fo:font-family="Symbol"/>
      </text:list-level-style-bullet>
    </text:list-style>
    <style:style style:name="P133" style:family="paragraph">
      <style:paragraph-properties fo:line-height="100.00%" fo:text-align="left" fo:margin-bottom="8.00pt"/>
    </style:style>
    <style:style style:name="P134" style:family="paragraph">
      <style:paragraph-properties fo:line-height="100.00%" fo:text-align="left" fo:margin-bottom="8.00pt"/>
    </style:style>
    <text:list-style style:name="L135">
      <text:list-level-style-bullet text:level="1" text:bullet-char="•">
        <style:list-level-properties text:space-before="18.00pt" text:min-label-width="18.00pt"/>
        <style:text-properties fo:font-family="Symbol"/>
      </text:list-level-style-bullet>
    </text:list-style>
    <style:style style:name="P135" style:family="paragraph">
      <style:paragraph-properties fo:line-height="100.00%" fo:text-align="left" fo:margin-bottom="8.00pt"/>
    </style:style>
    <style:style style:name="P136" style:family="paragraph">
      <style:paragraph-properties fo:line-height="100.00%" fo:text-align="left" fo:margin-bottom="8.00pt"/>
    </style:style>
    <style:style style:name="P137" style:family="paragraph">
      <style:paragraph-properties fo:line-height="105.00%" fo:text-align="left" fo:margin-bottom="8.00pt"/>
    </style:style>
    <text:list-style style:name="L138">
      <text:list-level-style-number text:level="1" style:num-suffix="." style:num-format="1">
        <style:list-level-properties text:space-before="18.00pt" text:min-label-width="18.00pt"/>
      </text:list-level-style-number>
    </text:list-style>
    <style:style style:name="P138" style:family="paragraph">
      <style:paragraph-properties fo:line-height="105.00%" fo:text-align="left" fo:margin-bottom="8.00pt"/>
    </style:style>
    <style:style style:name="P139" style:family="paragraph">
      <style:paragraph-properties fo:line-height="105.00%" fo:text-align="center" fo:margin-bottom="8.00pt"/>
    </style:style>
    <style:style style:name="P140" style:family="paragraph">
      <style:paragraph-properties fo:line-height="105.00%" fo:text-align="justify" fo:margin-bottom="8.00pt"/>
    </style:style>
    <style:style style:name="P141" style:family="paragraph">
      <style:paragraph-properties fo:line-height="100.00%" fo:text-align="left" fo:margin-bottom="8.00pt"/>
    </style:style>
    <style:style style:name="P142" style:family="paragraph">
      <style:paragraph-properties fo:line-height="100.00%" fo:text-align="left" fo:margin-bottom="8.00pt">
        <style:tab-stops>
          <style:tab-stop style:position="125.20pt"/>
        </style:tab-stops>
      </style:paragraph-properties>
    </style:style>
    <style:style style:name="P143" style:family="paragraph">
      <style:paragraph-properties fo:line-height="105.00%" fo:text-align="left" fo:margin-left="36.00pt" fo:text-indent="0.00pt" fo:margin-right="72.00pt" fo:margin-bottom="8.00pt">
        <style:tab-stops>
          <style:tab-stop style:position="-12.25pt"/>
        </style:tab-stops>
      </style:paragraph-properties>
    </style:style>
    <style:style style:name="P144" style:family="paragraph">
      <style:paragraph-properties fo:line-height="105.00%" fo:text-align="justify" fo:margin-bottom="8.00pt">
        <style:tab-stops>
          <style:tab-stop style:position="23.75pt"/>
        </style:tab-stops>
      </style:paragraph-properties>
    </style:style>
    <style:style style:name="P145" style:family="paragraph">
      <style:paragraph-properties fo:line-height="105.00%" fo:text-align="justify" fo:margin-left="36.00pt" fo:text-indent="0.00pt" fo:margin-right="72.00pt" fo:margin-bottom="8.00pt">
        <style:tab-stops>
          <style:tab-stop style:position="-12.25pt"/>
        </style:tab-stops>
      </style:paragraph-properties>
    </style:style>
    <style:style style:name="P146" style:family="paragraph">
      <style:paragraph-properties fo:line-height="105.00%" fo:text-align="justify" fo:margin-bottom="8.00pt">
        <style:tab-stops>
          <style:tab-stop style:position="23.75pt"/>
        </style:tab-stops>
      </style:paragraph-properties>
    </style:style>
    <style:style style:name="P147" style:family="paragraph">
      <style:paragraph-properties fo:line-height="105.00%" fo:text-align="justify" fo:margin-left="36.00pt" fo:text-indent="0.00pt" fo:margin-right="72.00pt" fo:margin-bottom="8.00pt">
        <style:tab-stops>
          <style:tab-stop style:position="-12.25pt"/>
        </style:tab-stops>
      </style:paragraph-properties>
    </style:style>
    <style:style style:name="P148" style:family="paragraph">
      <style:paragraph-properties fo:line-height="105.00%" fo:text-align="justify" fo:margin-bottom="8.00pt">
        <style:tab-stops>
          <style:tab-stop style:position="23.75pt"/>
        </style:tab-stops>
      </style:paragraph-properties>
    </style:style>
    <style:style style:name="P149" style:family="paragraph">
      <style:paragraph-properties fo:line-height="105.00%" fo:text-align="justify" fo:margin-left="36.00pt" fo:text-indent="0.00pt" fo:margin-right="72.00pt" fo:margin-bottom="8.00pt">
        <style:tab-stops>
          <style:tab-stop style:position="-12.25pt"/>
        </style:tab-stops>
      </style:paragraph-properties>
    </style:style>
    <style:style style:name="P150" style:family="paragraph">
      <style:paragraph-properties fo:line-height="105.00%" fo:text-align="justify" fo:margin-bottom="8.00pt">
        <style:tab-stops>
          <style:tab-stop style:position="23.75pt"/>
        </style:tab-stops>
      </style:paragraph-properties>
    </style:style>
    <style:style style:name="P151" style:family="paragraph">
      <style:paragraph-properties fo:line-height="105.00%" fo:text-align="justify" fo:margin-left="36.00pt" fo:text-indent="0.00pt" fo:margin-right="72.00pt" fo:margin-bottom="8.00pt">
        <style:tab-stops>
          <style:tab-stop style:position="-12.25pt"/>
        </style:tab-stops>
      </style:paragraph-properties>
    </style:style>
    <style:style style:name="P152" style:family="paragraph">
      <style:paragraph-properties fo:line-height="105.00%" fo:text-align="justify" fo:margin-bottom="8.00pt">
        <style:tab-stops>
          <style:tab-stop style:position="23.75pt"/>
        </style:tab-stops>
      </style:paragraph-properties>
    </style:style>
    <style:style style:name="P153" style:family="paragraph">
      <style:paragraph-properties fo:line-height="100.00%" fo:text-align="left" fo:margin-bottom="8.00pt"/>
    </style:style>
    <style:style style:name="P154" style:family="paragraph">
      <style:paragraph-properties fo:line-height="100.00%" fo:text-align="center" fo:margin-bottom="8.00pt"/>
    </style:style>
    <style:style style:name="P155" style:family="paragraph">
      <style:paragraph-properties fo:line-height="105.00%" fo:text-align="left" fo:margin-bottom="8.00pt"/>
    </style:style>
  </office:automatic-styles>
  <office:body>
    <office:text>
      <text:p text:style-name="P1"><draw:frame text:anchor-type="as-char" svg:width="118.32mm" svg:height="18.84mm" style:rel-width="scale" style:rel-height="scale"><draw:object-ole xlink:href="OleObj1"/><draw:image xlink:href="ObjectReplacements/OleObj1"/></draw:frame><text:span text:style-name="T1"/></text:p>
      <text:p text:style-name="P2"><text:span text:style-name="T2">(Project Id: MCA2024MPID03)</text:span></text:p>
      <text:p text:style-name="P3"><text:span text:style-name="T3">Project Report</text:span></text:p>
      <text:p text:style-name="P3"><text:span text:style-name="T3">On</text:span></text:p>
      <text:p text:style-name="P3"><text:span text:style-name="T3">EduVista</text:span></text:p>
      <text:p text:style-name="P4"><text:span text:style-name="T4">Submitted In Partial Fulfillment of the Requirements</text:span></text:p>
      <text:p text:style-name="P5"><text:span text:style-name="T4">for the Degree of</text:span></text:p>
      <text:p text:style-name="P5"><text:span text:style-name="T5">MASTER OF COMPUTER APPLICATIONS</text:span></text:p>
      <text:p text:style-name="P5"><text:span text:style-name="T6">Submitted by</text:span></text:p>
      <text:p text:style-name="P5"><text:span text:style-name="T7">Sapna Pathak (2302900140032)</text:span></text:p>
      <text:p text:style-name="P5"><text:span text:style-name="T7">Abhilasha Sharma (2302900140001)</text:span></text:p>
      <text:p text:style-name="P5"><text:span text:style-name="T7">Naveen Dangwal (2302900140022)</text:span></text:p>
      <text:p text:style-name="P5"><text:span text:style-name="T8"/></text:p>
      <text:p text:style-name="P5"><text:span text:style-name="T9">Under the Supervision of</text:span></text:p>
      <text:p text:style-name="P5"><text:span text:style-name="T10">Prof.(Dr.) Sheelesh Kr. Sharma</text:span></text:p>
      <text:p text:style-name="P6"><text:span text:style-name="T10">Head of Department (MCA)</text:span></text:p>
      <text:p text:style-name="P7"><text:span text:style-name="T11">Department of Master of Computer Applications</text:span></text:p>
      <text:p text:style-name="P7"><text:span text:style-name="T11">ABES INSTITUTE OF TECHNOLOGY, GHAZIABAD</text:span></text:p>
      <text:p text:style-name="P7"><draw:frame text:anchor-type="as-char" svg:width="27.52mm" svg:height="21.80mm" style:rel-width="scale" style:rel-height="scale"><draw:object-ole xlink:href="OleObj2"/><draw:image xlink:href="ObjectReplacements/OleObj2"/></draw:frame><text:span text:style-name="T12"/></text:p>
      <text:p text:style-name="P8"><text:span text:style-name="T13">AFFLIATED TO</text:span></text:p>
      <text:p text:style-name="P8"><text:span text:style-name="T13">Dr. A.P.J. ABDUL KALAM TECHNICAL UNIVERSITY,</text:span></text:p>
      <text:p text:style-name="P9"><text:span text:style-name="T13">LUCKNOW, UTTAR PRADESH October,2024(Batch 2023-25)</text:span></text:p>
      <text:p text:style-name="P10"><text:span text:style-name="T14"><text:s text:c="34"/></text:span></text:p>
      <text:p text:style-name="P10"><text:span text:style-name="T14"><text:s text:c="37"/>DECLARATION</text:span></text:p>
      <text:p text:style-name="P10"><text:span text:style-name="T15"/></text:p>
      <text:p text:style-name="P11"><text:span text:style-name="T16">We hereby declare that the work presented in this report entitled “</text:span><text:span text:style-name="T17">EduVista</text:span><text:span text:style-name="T18">”, was carried out by us. We have not submitted the matter embodied in this report for the award of any other degree or diploma from any other university or institute. We have given due credit to the original authors/sources for all the words, ideas, diagrams, graphics, computer programs, experiments, and results that are not our original contributions. We have used quotation marks to identify verbatim sentences and give credit to the original authors/sources.</text:span></text:p>
      <text:p text:style-name="P11"><text:span text:style-name="T18">We affirm that no portion of our work is plagiarized, and the experiments and results reported in the report are not manipulated. In the event of a complaint of plagiarism and the manipulation of the experiments and results, we shall be fully responsible and answerable.</text:span></text:p>
      <text:p text:style-name="P12"><text:span text:style-name="T19"/></text:p>
      <text:p text:style-name="P12"><text:span text:style-name="T20">Name: Sapna Pathak</text:span></text:p>
      <text:p text:style-name="P12"><text:span text:style-name="T20">Roll No.: 2302900140032</text:span></text:p>
      <text:p text:style-name="P12"><text:span text:style-name="T20">Master of Computer Application<text:tab/><text:tab/><text:tab/><text:s text:c="25"/><text:tab/><text:s text:c="2"/>(Candidate Signature)</text:span></text:p>
      <text:p text:style-name="P12"><text:span text:style-name="T21"/></text:p>
      <text:p text:style-name="P12"><text:span text:style-name="T22">Name: Abhilasha Sharma</text:span></text:p>
      <text:p text:style-name="P12"><text:span text:style-name="T22">Roll No.: 2302900140001</text:span></text:p>
      <text:p text:style-name="P12"><text:span text:style-name="T22">Master of Computer Application<text:tab/><text:tab/><text:tab/><text:s text:c="25"/><text:tab/><text:s text:c="2"/>(Candidate Signature)</text:span></text:p>
      <text:p text:style-name="P12"><text:span text:style-name="T23"/></text:p>
      <text:p text:style-name="P12"><text:span text:style-name="T24">Name: Naveen Dangwal</text:span></text:p>
      <text:p text:style-name="P12"><text:span text:style-name="T24">Roll No.: 2302900140022</text:span></text:p>
      <text:p text:style-name="P12"><text:span text:style-name="T24">Master of Computer Application<text:tab/><text:tab/><text:tab/><text:tab/><text:s text:c="25"/>(Candidate Signature)</text:span></text:p>
      <text:p text:style-name="P12"><text:span text:style-name="T25"/></text:p>
      <text:p text:style-name="P12"><text:span text:style-name="T25"/></text:p>
      <text:p text:style-name="P13"><text:span text:style-name="T25"/></text:p>
      <text:p text:style-name="P13"><text:span text:style-name="T26">CERTIFICATE</text:span></text:p>
      <text:p text:style-name="P14"><text:span text:style-name="T27"/></text:p>
      <text:p text:style-name="P15"><text:span text:style-name="T28">This is to certify that Sapna Pathak (Roll No. 2302900140032), Abhilasha Sharma<text:s text:c="2"/>(Roll No. 2302900140001) and Naveen Dangwal (Roll No. 2302900140022) have carried out the research work presented in this thesis entitled “</text:span><text:span text:style-name="T29">EduVista</text:span><text:span text:style-name="T30">”</text:span><text:span text:style-name="T31"><text:s/></text:span><text:span text:style-name="T32">for the award of Master of Computer Application from Dr. APJ Abdul Kalam Technical University, Lucknow under my supervision. The report embodies the result of original work, and studies are carried out by the students themselves and the contents of the thesis do not form the basis for the award of any other degree to the candidate or anybody else from this or any other University/Institution.</text:span></text:p>
      <text:p text:style-name="P16"><text:span text:style-name="T33"/></text:p>
      <text:p text:style-name="P16"><text:span text:style-name="T33"/></text:p>
      <text:p text:style-name="P16"><text:span text:style-name="T33"/></text:p>
      <text:p text:style-name="P16"><text:span text:style-name="T33"/></text:p>
      <text:p text:style-name="P16"><text:span text:style-name="T34">Supervisor Signature<text:tab/><text:tab/><text:tab/><text:s text:c="3"/><text:tab/><text:tab/><text:tab/><text:tab/><text:tab/><text:s text:c="15"/></text:span></text:p>
      <text:p text:style-name="P16"><text:span text:style-name="T34">Dr. Sheelesh Kumar Sharma<text:tab/><text:tab/><text:s text:c="10"/></text:span></text:p>
      <text:p text:style-name="P16"><text:span text:style-name="T34">Head of Department (MCA)</text:span></text:p>
      <text:p text:style-name="P16"><text:span text:style-name="T34">ABES Institute of Technology<text:s text:c="76"/></text:span></text:p>
      <text:p text:style-name="P16"><text:span text:style-name="T34">Ghaziabad</text:span></text:p>
      <text:p text:style-name="P16"><text:span text:style-name="T35"/></text:p>
      <text:p text:style-name="P16"><text:span text:style-name="T35"/></text:p>
      <text:p text:style-name="P16"><text:span text:style-name="T35"/></text:p>
      <text:p text:style-name="P16"><text:span text:style-name="T35"/></text:p>
      <text:p text:style-name="P16"><text:span text:style-name="T36">Date:</text:span></text:p>
      <text:p text:style-name="P17"><text:span text:style-name="T37"/></text:p>
      <text:p text:style-name="P17"><text:span text:style-name="T37"/></text:p>
      <text:p text:style-name="P17"><text:span text:style-name="T37"/></text:p>
      <text:p text:style-name="P17"><text:span text:style-name="T38">ACKNOWLEDGEMENT</text:span></text:p>
      <text:p text:style-name="P17"><text:span text:style-name="T39"/></text:p>
      <text:p text:style-name="P18"><text:span text:style-name="T40">It gives us a great sense of pleasure to present the report of the MCA Project undertaken during MCA Final Year. We owe special debt of gratitude to<text:s/></text:span><text:span text:style-name="T41">of<text:s/></text:span><text:span text:style-name="T42">Professor (Dr.) Sheelesh Kumar Sharma</text:span><text:span text:style-name="T43">, Head of<text:s/></text:span><text:span text:style-name="T44">Department of Master of Computer Applications, ABESIT Group of Institute, Ghaziabad for his constant support and guidance throughout the course of our work. His sincerity, thoroughness and perseverance have been a constant source of inspiration for us. It is only his cognizant efforts that our endeavors have seen light of the day.</text:span></text:p>
      <text:p text:style-name="P18"><text:span text:style-name="T44">We also do not like to miss the opportunity to acknowledge the contribution of all faculty members of the department for their kind assistance and cooperation during the development of our project. Last but not the least, we acknowledge our friends for their contribution in the completion of the project.</text:span></text:p>
      <text:p text:style-name="P18"><text:span text:style-name="T45"/></text:p>
      <text:p text:style-name="P19"><text:span text:style-name="T45">Sapna Pathak</text:span></text:p>
      <text:p text:style-name="P19"><text:span text:style-name="T45">Roll No:2302900140032</text:span></text:p>
      <text:p text:style-name="P19"><text:span text:style-name="T46">Date:<text:s text:c="38"/><text:tab/><text:tab/><text:tab/><text:tab/><text:tab/><text:s text:c="21"/>Department of MCA</text:span></text:p>
      <text:p text:style-name="P19"><text:span text:style-name="T46">Place: Ghaziabad<text:s text:c="35"/></text:span></text:p>
      <text:p text:style-name="P19"><text:span text:style-name="T46">ABES Institute of Technology, Ghaziabad</text:span></text:p>
      <text:p text:style-name="P19"><text:span text:style-name="T46">Abhilasha Sharma</text:span></text:p>
      <text:p text:style-name="P19"><text:span text:style-name="T46">Roll No:2302900140001</text:span></text:p>
      <text:p text:style-name="P19"><text:span text:style-name="T46">Date:<text:s text:c="38"/><text:tab/><text:tab/><text:tab/><text:tab/><text:s text:c="27"/>Department of MCA</text:span></text:p>
      <text:p text:style-name="P20"><text:span text:style-name="T46">Place: Ghaziabad<text:s text:c="35"/></text:span></text:p>
      <text:p text:style-name="P20"><text:span text:style-name="T46">ABES Institute of Technology, Ghaziabad</text:span></text:p>
      <text:p text:style-name="P20"><text:span text:style-name="T46"/></text:p>
      <text:p text:style-name="P20"><text:span text:style-name="T46">Naveen Dangwal</text:span></text:p>
      <text:p text:style-name="P20"><text:span text:style-name="T46">Roll No:2302900140022</text:span></text:p>
      <text:p text:style-name="P20"><text:span text:style-name="T46">Date:<text:s text:c="38"/><text:tab/><text:tab/><text:tab/><text:tab/><text:tab/><text:s text:c="21"/>Department of MCA</text:span></text:p>
      <text:p text:style-name="P20"><text:span text:style-name="T46">Place: Ghaziabad<text:s text:c="35"/></text:span></text:p>
      <text:p text:style-name="P20"><text:span text:style-name="T46">ABES Institute of Technology, Ghaziabad</text:span></text:p>
      <text:p text:style-name="P20"><text:span text:style-name="T47"/></text:p>
      <text:p text:style-name="P21"><text:span text:style-name="T48"><text:tab/><text:s text:c="3"/><text:tab/><text:s text:c="13"/></text:span></text:p>
      <text:p text:style-name="P22"><text:span text:style-name="T49"/></text:p>
      <text:p text:style-name="P22"><text:span text:style-name="T50">ABSTRACT</text:span><text:span text:style-name="T51"/></text:p>
      <text:p text:style-name="P23"><text:span text:style-name="T52"/></text:p>
      <text:p text:style-name="P24"><text:span text:style-name="T53">The EduVista website aims to provide an integrated platform for users to enhance their skills through online courses and build professional resumes. This system offers two core functionalities: an extensive course catalog and a resume builder. Users can browse, enroll in, and track their progress across various courses. Additionally, the platform allows users to access course materials, complete assignments, and view grades.</text:span></text:p>
      <text:p text:style-name="P24"><text:span text:style-name="T53"/></text:p>
      <text:p text:style-name="P24"><text:span text:style-name="T53">The resume builder feature helps users create, update, and save professional resumes in various formats. The system is designed to be user-friendly, allowing seamless access to both course management and resume-building tools from a single interface. Key requirements for the platform include account management, course tracking, material storage, progress visualization, and secure storage of resume data.</text:span></text:p>
      <text:p text:style-name="P24"><text:span text:style-name="T53"/></text:p>
      <text:p text:style-name="P24"><text:span text:style-name="T53">EduVista is designed to provide a flexible, intuitive experience for users seeking to enhance their professional and educational profiles in one comprehensive online platform.</text:span><text:span text:style-name="T54"/></text:p>
      <text:p text:style-name="P24"><text:span text:style-name="T54"/></text:p>
      <text:p text:style-name="P25"><text:span text:style-name="T54"/></text:p>
      <text:p text:style-name="P25"><text:span text:style-name="T54"/></text:p>
      <text:p text:style-name="P26"><text:span text:style-name="T54"/></text:p>
      <text:p text:style-name="P26"><text:span text:style-name="T54"/></text:p>
      <text:p text:style-name="P26"><text:span text:style-name="T54"/></text:p>
      <text:p text:style-name="P27"><text:span text:style-name="T54"/></text:p>
      <text:p text:style-name="P27"><text:span text:style-name="T55">LIST OF FIGURES</text:span></text:p>
      <text:p text:style-name="P27"><text:span text:style-name="T56"/></text:p>
      <text:p text:style-name="P28"><text:span text:style-name="T57">DESCRIPTION<text:s text:c="100"/>PAGE NO.</text:span></text:p>
      <text:p text:style-name="P28"><text:span text:style-name="T58">4.2<text:tab/>FLOWCHART……………………………………………………......8</text:span></text:p>
      <text:p text:style-name="P28"><text:span text:style-name="T58">4.3<text:tab/>USE CASE DIAGRAM………………………………..……………...9</text:span></text:p>
      <text:p text:style-name="P28"><text:span text:style-name="T58">4.4.1<text:tab/>0-LEVEL DFD………………………………………………………10</text:span></text:p>
      <text:p text:style-name="P28"><text:span text:style-name="T58">4.4.2<text:tab/>1-LEVEL DFD………………………………………………………11</text:span></text:p>
      <text:p text:style-name="P28"><text:span text:style-name="T58">4.4.3<text:tab/>2-LEVEL DFD………………………………………………………12</text:span></text:p>
      <text:p text:style-name="P28"><text:span text:style-name="T58"><text:tab/></text:span></text:p>
      <text:p text:style-name="P29"><text:span text:style-name="T59"/></text:p>
      <text:p text:style-name="P29"><text:span text:style-name="T59"/></text:p>
      <text:p text:style-name="P29"><text:span text:style-name="T59"/></text:p>
      <text:p text:style-name="P29"><text:span text:style-name="T59"/></text:p>
      <text:p text:style-name="P30"><text:span text:style-name="T59"/></text:p>
      <text:p text:style-name="P31"><text:span text:style-name="T59"/></text:p>
      <text:p text:style-name="P31"><text:span text:style-name="T59"/></text:p>
      <text:p text:style-name="P32"><text:span text:style-name="T59"/></text:p>
      <text:p text:style-name="P32"><text:span text:style-name="T59"/></text:p>
      <text:p text:style-name="P32"><text:span text:style-name="T59"/></text:p>
      <text:p text:style-name="P32"><text:span text:style-name="T59"/></text:p>
      <text:p text:style-name="P32"><text:span text:style-name="T59"/></text:p>
      <text:p text:style-name="P32"><text:span text:style-name="T59"/></text:p>
      <text:p text:style-name="P32"><text:span text:style-name="T59"/></text:p>
      <text:p text:style-name="P32"><text:span text:style-name="T59"/></text:p>
      <text:p text:style-name="P32"><text:span text:style-name="T59"/></text:p>
      <text:p text:style-name="P33"><text:span text:style-name="T60"><text:tab/></text:span></text:p>
      <text:p text:style-name="P34"><text:span text:style-name="T61">TABLE OF CONTENTS</text:span></text:p>
      <text:p text:style-name="P34"><text:span text:style-name="T62"/></text:p>
      <text:p text:style-name="P35"><text:span text:style-name="T63">DESCRIPTION<text:s text:c="87"/>Page No.</text:span></text:p>
      <text:p text:style-name="P35"><text:span text:style-name="T64">DECLARATION………………………………………………………....,,,,,,,,i</text:span></text:p>
      <text:p text:style-name="P35"><text:span text:style-name="T64">CERTIFICATE………………………………………………………………..ii</text:span></text:p>
      <text:p text:style-name="P35"><text:span text:style-name="T64">ACKNOWLEDGEMENT…………………………………………………….iii</text:span></text:p>
      <text:p text:style-name="P35"><text:span text:style-name="T64">ABSTRACT………………………………………………………………….iv</text:span></text:p>
      <text:p text:style-name="P35"><text:span text:style-name="T64">LISTOF FIGURES…………………………………………………………...v</text:span></text:p>
      <text:p text:style-name="P35"><text:span text:style-name="T65">1.INTRODUCTION………………………….....................................................................1</text:span></text:p>
      <text:p text:style-name="P35"><text:span text:style-name="T65"><text:tab/><text:tab/>1.1OVERVIEW…………………………………………………………….......2</text:span></text:p>
      <text:p text:style-name="P35"><text:span text:style-name="T65"><text:tab/><text:tab/>1.2OBJECTIVE…………………………………………………………..........2</text:span></text:p>
      <text:p text:style-name="P35"><text:span text:style-name="T65"><text:tab/>1.3 PROBLEMSTATEMENT………………………………………….............2</text:span></text:p>
      <text:p text:style-name="P35"><text:span text:style-name="T65"><text:tab/><text:tab/>1.4SCOPE……………………………………………………………………...3</text:span></text:p>
      <text:p text:style-name="P35"><text:span text:style-name="T65">2.LITERATURE REVIEW…………..……………………………………………………4</text:span></text:p>
      <text:p text:style-name="P35"><text:span text:style-name="T65">3.ANALYSIS……………………………………………………………………………...5</text:span></text:p>
      <text:p text:style-name="P35"><text:span text:style-name="T65"><text:tab/><text:tab/>3.1FeasibilityStudy…………………………………………………………..5</text:span></text:p>
      <text:p text:style-name="P35"><text:span text:style-name="T65"><text:tab/>3.2 System Specification…………………………………………………5</text:span></text:p>
      <text:p text:style-name="P35"><text:span text:style-name="T65"><text:tab/><text:tab/><text:tab/>3.2.1 Hardware Requirements………………………………………….5</text:span></text:p>
      <text:p text:style-name="P35"><text:span text:style-name="T65"><text:tab/><text:tab/><text:tab/>3.2.2 Software Requirements…………………………………………..5</text:span></text:p>
      <text:p text:style-name="P35"><text:span text:style-name="T65">4. DESIGN…………….……………………………………………………………………….7</text:span></text:p>
      <text:p text:style-name="P36"><text:span text:style-name="T65">4.1 INTRODUCTION TO DESIGN…………………………………...........................7</text:span></text:p>
      <text:p text:style-name="P37"><text:span text:style-name="T65">4.1.1 Design Overview…………………………………………………………7</text:span></text:p>
      <text:p text:style-name="P37"><text:span text:style-name="T65">4.1.2 Module Description………………………………………………………7</text:span></text:p>
      <text:p text:style-name="P38"><text:span text:style-name="T65">4.2 FLOWCHART……………………………………………………………………...8</text:span></text:p>
      <text:p text:style-name="P38"><text:span text:style-name="T65">4.3 USE CASE DIAGRAM…………………………………………………………….9</text:span></text:p>
      <text:p text:style-name="P38"><text:span text:style-name="T65">4.4 DATA FLOW DIAGRAM…………………………………………………………10</text:span></text:p>
      <text:p text:style-name="P39"><text:span text:style-name="T65">4.4.1 Context Level Diagram…………………………………………………..10</text:span></text:p>
      <text:p text:style-name="P39"><text:span text:style-name="T65">4.4.2 Data Flow Diagram Level 1……………………………………………..11</text:span></text:p>
      <text:p text:style-name="P40"><text:span text:style-name="T65"><text:s text:c="19"/>4.4.3 Data Flow Diagram Level 2………………….……………………………..11</text:span></text:p>
      <text:p text:style-name="P40"><text:span text:style-name="T65">5. IMPLEMENTATION……………………………………………………………………….14</text:span></text:p>
      <text:p text:style-name="P40"><text:span text:style-name="T65"><text:s text:c="12"/>5.1 STRATEGY……………………………………………………………………14-16</text:span></text:p>
      <text:p text:style-name="P40"><text:span text:style-name="T65"><text:s text:c="12"/>5.2 CODING…………………………….…………………………………………17-41</text:span></text:p>
      <text:p text:style-name="P40"><text:span text:style-name="T65"><text:s text:c="12"/>5.3 TESTING…………………………………………………….................................42</text:span></text:p>
      <text:p text:style-name="P40"><text:span text:style-name="T65">6. CONCLUSION……………………………………………………………………..............43</text:span></text:p>
      <text:p text:style-name="P40"><text:span text:style-name="T65">7. FUTURE SCOPE……………………………………………..............................................44</text:span></text:p>
      <text:p text:style-name="P40"><text:span text:style-name="T65"><text:s text:c="5"/>REFERENCES…………………………………………………………………………….45</text:span></text:p>
      <text:p text:style-name="P41"><text:span text:style-name="T66"><text:s text:c="22"/>CHAPTER 1: INTRODUCTION</text:span></text:p>
      <text:p text:style-name="P41"><text:span text:style-name="T67"/></text:p>
      <text:p text:style-name="P41"><text:span text:style-name="T67"/></text:p>
      <text:p text:style-name="P42"><text:span text:style-name="T68">In today's fast-paced educational landscape, students face numerous challenges in their pursuit of knowledge and career readiness.<text:s/></text:span><text:span text:style-name="T69">EduVista</text:span><text:span text:style-name="T70"><text:s/>emerges as a transformative platform designed to empower learners by providing a comprehensive suite of resources tailored to their needs. Our project focuses on delivering curated study materials, engaging lectures, and valuable Resume, all in one accessible location.</text:span></text:p>
      <text:p text:style-name="P42"><text:span text:style-name="T70">EduVista aims to bridge the gap between academic learning and real-world applications, fostering an environment where students can thrive. By harnessing innovative technology and user-friendly interfaces, we create a dynamic learning ecosystem that not only enhances academic performance but also prepares students for future careers. Join us on this journey to redefine education, making it more accessible, interactive, and aligned with the demands of the modern workforce. With EduVista, the future of learning is bright!</text:span></text:p>
      <text:p text:style-name="P42"><text:span text:style-name="T70">At EduVista, we recognize that effective learning goes beyond traditional classrooms. Our mission is to create a supportive community that empowers students to take charge of their education. By providing easy access to high-quality materials and interactive learning experiences, we aim to inspire confidence and curiosity in every learner.</text:span></text:p>
      <text:p text:style-name="P42"><text:span text:style-name="T70">Join us in reshaping the educational landscape</text:span><text:span text:style-name="T71">—</text:span><text:span text:style-name="T72">where knowledge is not just acquired but applied, and where every student has the resources to succeed both in their academic pursuits and future careers. With EduVista, the path to success is clearer and more achievable than ever.</text:span></text:p>
      <text:p text:style-name="P42"><text:span text:style-name="T73"/></text:p>
      <text:p text:style-name="P42"><text:span text:style-name="T73"/></text:p>
      <text:p text:style-name="P42"><text:span text:style-name="T73"/></text:p>
      <text:p text:style-name="P42"><text:span text:style-name="T74">1.1 OVERVIEW</text:span></text:p>
      <text:p text:style-name="P42"><text:span text:style-name="T75">EduVista is an online platform designed to provide a dual-purpose solution, combining access to online educational courses with a professional resume-building tool. The platform aims to serve individuals seeking both personal growth through learning and career advancement through well-crafted resumes.</text:span></text:p>
      <text:p text:style-name="P42"><text:span text:style-name="T75"/></text:p>
      <text:p text:style-name="P42"><text:span text:style-name="T75">The system’s core components include:</text:span></text:p>
      <text:p text:style-name="P42"><text:span text:style-name="T75"/></text:p>
      <text:p text:style-name="P42"><text:span text:style-name="T76">Course Management</text:span><text:span text:style-name="T77">: A feature-rich environment where users can browse, enroll in, and track their progress in various courses. Users will have access to materials such as video lectures, reading content, and assignments. Course completion is tracked, and users receive certificates or records of completion.</text:span></text:p>
      <text:p text:style-name="P42"><text:span text:style-name="T78">Resume Builder</text:span><text:span text:style-name="T79">: A professional tool designed to help users create resumes that showcase their educational background, skills, and experiences. Users can save, edit, and download resumes using customizable templates.</text:span></text:p>
      <text:p text:style-name="P42"><text:span text:style-name="T79">The platform will provide a seamless user experience through a personalized dashboard where users can monitor their course progress and easily access the resume builder. EduVista also supports multiple functionalities such as secure account management, user notifications, and data storage.</text:span></text:p>
      <text:p text:style-name="P42"><text:span text:style-name="T80"/></text:p>
      <text:p text:style-name="P43"><text:span text:style-name="T81">1.2 OBJECTIVE</text:span></text:p>
      <text:p text:style-name="P43"><text:span text:style-name="T82">The primary objective of the EduVista platform is to provide users with an integrated and user-friendly solution for online learning and career development. The system is designed to achieve the following goals:</text:span></text:p>
      <text:p text:style-name="P43"><text:span text:style-name="T82"/></text:p>
      <text:p text:style-name="P43"><text:span text:style-name="T83">Facilitate Learning</text:span><text:span text:style-name="T84">: EduVista will offer a wide range of courses across various subjects, enabling users to enhance their skills and knowledge. Users can enroll, access course materials, track their progress, complete assignments, and receive feedback, all within a seamless and intuitive interface.</text:span></text:p>
      <text:p text:style-name="P43"><text:span text:style-name="T84"/></text:p>
      <text:p text:style-name="P43"><text:span text:style-name="T85">Streamline Resume Building</text:span><text:span text:style-name="T86">: The platform’s resume builder will allow users to create professional resumes by integrating the skills and certifications gained through EduVista courses. This tool will provide customizable templates, easy editing options, and secure storage for resumes, making the job application process efficient and effective.</text:span></text:p>
      <text:p text:style-name="P43"><text:span text:style-name="T86"/></text:p>
      <text:p text:style-name="P43"><text:span text:style-name="T87">Enable Progress Tracking</text:span><text:span text:style-name="T88">: Users will have access to a personalized dashboard where they can track their learning journey, view course progress, and monitor upcoming assignments and deadlines. This feature will help users stay organized and motivated throughout their learning process.</text:span></text:p>
      <text:p text:style-name="P43"><text:span text:style-name="T88"/></text:p>
      <text:p text:style-name="P43"><text:span text:style-name="T89">Career Growth</text:span><text:span text:style-name="T90">: By combining educational achievements with professional resume-building tools, EduVista will empower users to boost their employability and career prospects. The platform will act as a bridge between education and career advancement by offering tailored services for both.</text:span></text:p>
      <text:p text:style-name="P43"><text:span text:style-name="T91"/></text:p>
      <text:p text:style-name="P43"><text:span text:style-name="T91">Provide a Comprehensive User Experience</text:span><text:span text:style-name="T92">: EduVista aims to offer a holistic user experience by integrating educational content with career development tools in one platform. The system will be accessible, scalable, and responsive, ensuring that users from diverse backgrounds can benefit from its features.</text:span></text:p>
      <text:p text:style-name="P43"><text:span text:style-name="T92"/></text:p>
      <text:p text:style-name="P43"><text:span text:style-name="T92">Through these objectives, EduVista seeks to become a valuable resource for learners and professionals, helping them achieve their educational and career goals efficiently.</text:span></text:p>
      <text:p text:style-name="P43"><text:span text:style-name="T93"/></text:p>
      <text:p text:style-name="P43"><text:span text:style-name="T94">1.3 PROBLEM STATEMENT</text:span></text:p>
      <text:p text:style-name="P43"><text:span text:style-name="T95">In today's competitive job market, individuals seeking to enhance their skills and improve employability face several challenges. Access to quality educational resources is often limited, making it difficult for learners to find relevant online courses tailored to their career goals. Furthermore, tracking learning progress across multiple platforms can lead to missed deadlines and incomplete courses, undermining the learning experience. </text:span></text:p>
      <text:p text:style-name="P43"><text:span text:style-name="T95">Additionally, crafting a professional resume that effectively highlights one’s skills and achievements poses a significant challenge, especially for those with limited experience, as many existing resume builders lack user-friendly features and customization options. This fragmentation of learning and career development results in a disjointed experience, where users struggle to integrate their educational achievements into their resumes. Moreover, as users create and store personal information on online platforms, concerns about data security and privacy become paramount, necessitating assurance that their information is protected. </text:span></text:p>
      <text:p text:style-name="P43"><text:span text:style-name="T95">EduVista aims to address these issues by providing a comprehensive platform that combines online courses and a resume-building tool within a single, secure, and user-friendly interface, empowering users to enhance their skills, track their progress, and effectively market themselves to potential employers.</text:span></text:p>
      <text:p text:style-name="P43"><text:span text:style-name="T96"/></text:p>
      <text:p text:style-name="P43"><text:span text:style-name="T97">1.4 SCOPE</text:span></text:p>
      <text:p text:style-name="P43"><text:span text:style-name="T98">The scope of the EduVista platform encompasses the development and implementation of a comprehensive online system designed to facilitate both learning and career development. It will provide users with the ability to browse and enroll in a wide range of online courses across various subjects, access diverse learning materials</text:span><text:span text:style-name="T99">—including videos, reading content, quizzes, and assessments—complete assignments, and track their progress through a user-friendly interface. </text:span></text:p>
      <text:p text:style-name="P43"><text:span text:style-name="T99">Additionally, EduVista will feature a robust resume builder that allows users to create, edit, and save professional resumes using customizable templates while ensuring they can download these resumes in multiple formats. The platform will include user registration and profile management functionalities, enabling secure account creation and personalized dashboard experiences. Users will benefit from progress tracking and notifications regarding course deadlines and new offerings, while data security and privacy will be prioritized through robust protection measures compliant with data protection regulations. </text:span></text:p>
      <text:p text:style-name="P43"><text:span text:style-name="T99">EduVista will also provide support resources, including FAQs and tutorials. However, it will not include physical classroom experiences, instructor-led live sessions, or direct job placement services, focusing instead on equipping users with the necessary tools to enhance their employability and achieve their educational goals in a secure online environment.</text:span></text:p>
      <text:p text:style-name="P43"><text:span text:style-name="T100"/></text:p>
      <text:p text:style-name="P43"><text:span text:style-name="T101"><text:s text:c="12"/></text:span></text:p>
      <text:p text:style-name="P43"><text:span text:style-name="T101"><text:s text:c="10"/></text:span></text:p>
      <text:p text:style-name="P43"><text:span text:style-name="T102"/></text:p>
      <text:p text:style-name="P43"><text:span text:style-name="T103"><text:s text:c="10"/></text:span><text:span text:style-name="T104">CHAPTER 2: LITERATURE REVIEW</text:span></text:p>
      <text:p text:style-name="P43"><text:span text:style-name="T105"/></text:p>
      <text:list text:style-name="L44">
        <text:list-item>
          <text:p text:style-name="P44"><text:span text:style-name="T106">The landscape of online learning and career development has evolved significantly over the past decade, driven by advancements in technology and an increasing demand for flexible education solutions. Research indicates that online learning platforms have become a vital resource for individuals seeking to enhance their skills and qualifications in a rapidly changing job market (Gonzalez &amp; Toh, 2020). The effectiveness of online courses is often attributed to their accessibility, diverse course offerings, and the ability to learn at one's own pace (Bawa, 2020). A study by Moore et al. (2011) highlights the importance of course engagement and interaction in promoting successful learning outcomes, emphasizing the need for platforms to incorporate features that foster learner involvement.</text:span></text:p>
        </text:list-item>
      </text:list>
      <text:p text:style-name="P45"><text:span text:style-name="T106"/></text:p>
      <text:list text:style-name="L46">
        <text:list-item>
          <text:p text:style-name="P46"><text:span text:style-name="T106">In parallel, the role of resumes in the job application process remains critical, as they serve as a primary tool for candidates to showcase their qualifications to potential employers (Kothari, 2019). Existing research suggests that resumes that effectively highlight relevant skills and experiences significantly increase candidates' chances of securing interviews (Reddick &amp; Song, 2020). However, many individuals struggle with resume formatting and content creation, often leading to suboptimal presentations of their qualifications (Brown, 2018). This gap underscores the necessity for user-friendly resume-building tools that offer customization options and guidance for creating professional documents.</text:span></text:p>
        </text:list-item>
      </text:list>
      <text:p text:style-name="P47"><text:span text:style-name="T106"/></text:p>
      <text:list text:style-name="L48">
        <text:list-item>
          <text:p text:style-name="P48"><text:span text:style-name="T106">Several platforms have emerged in the online education and resume-building sectors, including Coursera, LinkedIn Learning, and Canva. While these platforms provide valuable resources, they often operate independently, leading to fragmented user experiences where learners have difficulty integrating their educational achievements into professional profiles (Vaughan, 2021). This fragmentation highlights the need for a cohesive solution that combines course management and resume-building functionalities within a single platform.</text:span></text:p>
        </text:list-item>
      </text:list>
      <text:p text:style-name="P49"><text:span text:style-name="T106"/></text:p>
      <text:list text:style-name="L50">
        <text:list-item>
          <text:p text:style-name="P50"><text:span text:style-name="T106">In summary, existing literature emphasizes the importance of online learning in skill development and the critical role of effective resumes in the job search process. There is a clear demand for an integrated platform like EduVista that addresses the challenges faced by learners and job seekers, providing a seamless experience that promotes both educational and professional growth.</text:span></text:p>
        </text:list-item>
      </text:list>
      <text:p text:style-name="P51"><text:span text:style-name="T107"/></text:p>
      <text:p text:style-name="P52"><text:span text:style-name="T107"/></text:p>
      <text:p text:style-name="P52"><text:span text:style-name="T108"><text:s text:c="17"/></text:span></text:p>
      <text:p text:style-name="P53"><text:span text:style-name="T108"><text:s text:c="16"/></text:span></text:p>
      <text:p text:style-name="P53"><text:span text:style-name="T108"><text:s text:c="21"/></text:span><text:span text:style-name="T109">CHAPTER 3:</text:span><text:span text:style-name="T110"><text:s/></text:span><text:span text:style-name="T111">ANALYSIS</text:span></text:p>
      <text:p text:style-name="P53"><text:span text:style-name="T112"/></text:p>
      <text:p text:style-name="P53"><text:span text:style-name="T113">3.1 FEASIBILITY STUDY</text:span></text:p>
      <text:p text:style-name="P54"><text:span text:style-name="T114">3.1.1 Technical Feasibility:</text:span></text:p>
      <text:p text:style-name="P54"><text:span text:style-name="T114">Technical Stack:<text:s/></text:span><text:span text:style-name="T115">MERN Fullstack</text:span><text:span text:style-name="T116"/></text:p>
      <text:p text:style-name="P54"><text:span text:style-name="T116">Platform Development:<text:s/></text:span><text:span text:style-name="T117">Successfully developed using React for the web and Android for mobile.</text:span></text:p>
      <text:p text:style-name="P54"><text:span text:style-name="T118">Security Measures:<text:s/></text:span><text:span text:style-name="T119">Implemented robust encryption and data protection protocols.</text:span></text:p>
      <text:p text:style-name="P54"><text:span text:style-name="T120">3.1.2 Economic Feasibility</text:span></text:p>
      <text:p text:style-name="P54"><text:span text:style-name="T120">Cost Analysis</text:span><text:span text:style-name="T121">: Initial development and operational costs have been managed within budget.</text:span></text:p>
      <text:p text:style-name="P54"><text:span text:style-name="T122">Revenue Streams</text:span><text:span text:style-name="T123">: Subscription model and advertising partnerships established; revenue projections are positive.</text:span></text:p>
      <text:p text:style-name="P54"><text:span text:style-name="T124">ROI</text:span><text:span text:style-name="T125">: Break-even analysis indicates a recovery of initial investments within the projected timeframe.</text:span></text:p>
      <text:p text:style-name="P54"><text:span text:style-name="T126">3.1.3 Operational Feasibility:</text:span></text:p>
      <text:p text:style-name="P54"><text:span text:style-name="T126">Resource Requirements:<text:s/></text:span><text:span text:style-name="T127">Adequate team in place, including developers and content managers.</text:span></text:p>
      <text:p text:style-name="P54"><text:span text:style-name="T128">Content Management:<text:s/></text:span><text:span text:style-name="T129">Established a reliable system for curating and reviewing user-generated content.</text:span></text:p>
      <text:p text:style-name="P54"><text:span text:style-name="T130">User Support:<text:s/></text:span><text:span text:style-name="T131">Functional customer support channels are operational.</text:span></text:p>
      <text:p text:style-name="P54"><text:span text:style-name="T132">3.1.4 Legal and Ethical Feasibility:</text:span></text:p>
      <text:p text:style-name="P54"><text:span text:style-name="T132">Regulatory Compliance:<text:s/></text:span><text:span text:style-name="T133">Complies with GDPR and CCPA requirements for user data.</text:span></text:p>
      <text:p text:style-name="P54"><text:span text:style-name="T134">Copyright Issues:<text:s/></text:span><text:span text:style-name="T135">Guidelines for user-uploaded content have been developed to mitigate legal risks.</text:span></text:p>
      <text:p text:style-name="P54"><text:span text:style-name="T136">Terms of Service:<text:s/></text:span><text:span text:style-name="T137">Comprehensive terms and privacy policy are in place.</text:span></text:p>
      <text:p text:style-name="P54"><text:span text:style-name="T138">3.1.5 Market Feasibility:</text:span></text:p>
      <text:p text:style-name="P54"><text:span text:style-name="T138">Target Audience:<text:s/></text:span><text:span text:style-name="T139">Successfully identified and catered to students, educators, and job seekers.</text:span></text:p>
      <text:p text:style-name="P54"><text:span text:style-name="T140">Competitive Analysis:<text:s/></text:span><text:span text:style-name="T141">Gaps in the market have been effectively addressed, providing unique value.</text:span></text:p>
      <text:p text:style-name="P54"><text:span text:style-name="T142">Marketing Strategy:<text:s/></text:span><text:span text:style-name="T143">Implemented a successful marketing plan with effective outreach and user acquisition.</text:span></text:p>
      <text:p text:style-name="P54"><text:span text:style-name="T144">3.2 SYSTEM SPECIFICATION</text:span></text:p>
      <text:p text:style-name="P54"><text:span text:style-name="T144">3.2.1 Hardware Requirements</text:span></text:p>
      <text:list text:style-name="L55">
        <text:list-item>
          <text:p text:style-name="P55"><text:span text:style-name="T144">Processor:<text:s/></text:span><text:span text:style-name="T145">Intel Pentium 1.2 GHz or AMD Athlon 1.1 GHz or Above</text:span></text:p>
        </text:list-item>
        <text:list-item>
          <text:p text:style-name="P55"><text:span text:style-name="T146">RAM:<text:s/></text:span><text:span text:style-name="T147">256 MB RAM or Above</text:span></text:p>
        </text:list-item>
        <text:list-item>
          <text:p text:style-name="P55"><text:span text:style-name="T148">Storage:<text:s/></text:span><text:span text:style-name="T149">HDD/SDD 128 GB or Above</text:span></text:p>
        </text:list-item>
      </text:list>
      <text:p text:style-name="P56"><text:span text:style-name="T150"/></text:p>
      <text:p text:style-name="P56"><text:span text:style-name="T151">3.2.2 Software Requirements</text:span></text:p>
      <text:list text:style-name="L57">
        <text:list-item>
          <text:p text:style-name="P57"><text:span text:style-name="T151">Operating System:<text:s/></text:span><text:span text:style-name="T152">Windows 7 and Above</text:span></text:p>
        </text:list-item>
        <text:list-item>
          <text:p text:style-name="P57"><text:span text:style-name="T153">Browser:<text:s/></text:span><text:span text:style-name="T154">Chrome, Firefox and Explorer</text:span></text:p>
        </text:list-item>
        <text:list-item>
          <text:p text:style-name="P57"><text:span text:style-name="T155">Technology Used:<text:s/></text:span><text:span text:style-name="T156">MERN Fullstack</text:span></text:p>
        </text:list-item>
      </text:list>
      <text:p text:style-name="P58"><text:span text:style-name="T157"/></text:p>
      <text:p text:style-name="P59"><text:span text:style-name="T157"/></text:p>
      <text:p text:style-name="P59"><text:span text:style-name="T157"/></text:p>
      <text:p text:style-name="P60"><text:span text:style-name="T157"/></text:p>
      <text:p text:style-name="P60"><text:span text:style-name="T157"/></text:p>
      <text:p text:style-name="P60"><text:span text:style-name="T157"/></text:p>
      <text:p text:style-name="P61"><text:span text:style-name="T157"/></text:p>
      <text:p text:style-name="P61"><text:span text:style-name="T157"/></text:p>
      <text:p text:style-name="P61"><text:span text:style-name="T157"/></text:p>
      <text:p text:style-name="P61"><text:span text:style-name="T157"/></text:p>
      <text:p text:style-name="P61"><text:span text:style-name="T157"/></text:p>
      <text:p text:style-name="P62"><text:span text:style-name="T158">CHAPTER-4:<text:s/></text:span><text:span text:style-name="T159">DESIGN</text:span></text:p>
      <text:p text:style-name="P63"><text:span text:style-name="T160"/></text:p>
      <text:p text:style-name="P63"><text:span text:style-name="T161">4.1 INTRODUCTION TO DESIGN</text:span></text:p>
      <text:p text:style-name="P63"><text:span text:style-name="T162">4.1.1 Design Overview</text:span></text:p>
      <text:p text:style-name="P63"><text:span text:style-name="T163">The EduVista design overview presents a well-structured architecture, a user-friendly interface, and robust features tailored to enhance the learning and job-seeking experience. This design ensures that EduVista meets the needs of students and educators effectively, promoting engagement and resource accessibility.</text:span></text:p>
      <text:p text:style-name="P63"><text:span text:style-name="T164">4.1.2 Module Description</text:span></text:p>
      <text:p text:style-name="P64"><text:span text:style-name="T165">User sign-up with email verification. Login options, including social media authentication (Google, Facebook).Password recovery and reset functionality. The module descriptions for EduVista provide a clear overview of each component's purpose, features, and underlying technologies. This modular design ensures a cohesive and efficient platform that meets the diverse needs of students and educators.</text:span></text:p>
      <text:p text:style-name="P64"><text:span text:style-name="T166"/></text:p>
      <text:p text:style-name="P65"><text:span text:style-name="T167">4.2 FLOWCHART</text:span></text:p>
      <text:p text:style-name="P66"><text:span text:style-name="T168">A flowchart is a visual representation of a process or algorithm using various shapes, symbols, and arrows to illustrate the sequence of steps or actions. It provides a clear and concise way to depict the flow of information, decision points, and the order of operations within a system or procedure. Flowcharts are widely used in various fields such as software development, business processes, project planning, and problem-solving. They serve as a valuable tool for understanding, documenting, and communicating complex processes in a easily understandable and systematic manner.</text:span></text:p>
      <text:p text:style-name="P66"><text:span text:style-name="T169"/></text:p>
      <text:p text:style-name="P66"><text:span text:style-name="T169"/></text:p>
      <text:p text:style-name="P67"><text:span text:style-name="T169"/></text:p>
      <text:p text:style-name="P68"><text:span text:style-name="T170">:</text:span></text:p>
      <text:p text:style-name="P69"><text:span text:style-name="T171">Flowchart:</text:span></text:p>
      <text:p text:style-name="P69"><text:span text:style-name="T172"/></text:p>
      <text:p text:style-name="P69"><text:span text:style-name="T172"/></text:p>
      <text:p text:style-name="P70"><text:span text:style-name="T172"/></text:p>
      <text:p text:style-name="P71"><draw:frame text:anchor-type="as-char" svg:width="154.90mm" svg:height="144.15mm" style:rel-width="scale" style:rel-height="scale"><draw:object-ole xlink:href="OleObj3"/><draw:image xlink:href="ObjectReplacements/OleObj3"/></draw:frame><text:span text:style-name="T172"/></text:p>
      <text:p text:style-name="P71"><text:span text:style-name="T172"/></text:p>
      <text:p text:style-name="P72"><text:span text:style-name="T173"><text:tab/>fig 4.2: Flowchart</text:span></text:p>
      <text:p text:style-name="P73"><text:span text:style-name="T174"/></text:p>
      <text:p text:style-name="P73"><text:span text:style-name="T174"/></text:p>
      <text:p text:style-name="P73"><text:span text:style-name="T174"/></text:p>
      <text:p text:style-name="P73"><text:span text:style-name="T174"/></text:p>
      <text:p text:style-name="P73"><text:span text:style-name="T174"/></text:p>
      <text:p text:style-name="P73"><text:span text:style-name="T175">4.3 USE CASE DIAGRAM</text:span></text:p>
      <text:p text:style-name="P74"><text:span text:style-name="T176">A use case diagram is a graphical representation that illustrates how a system interacts with external entities (actors) and showcases the various ways these entities can interact with the system. The primary purpose of a use case diagram is to capture and communicate the functional requirements of a system in a clear and visual manner.</text:span></text:p>
      <text:p text:style-name="P74"><text:span text:style-name="T176"><text:s text:c="2"/></text:span></text:p>
      <text:p text:style-name="P75"><draw:frame text:anchor-type="as-char" svg:width="132.39mm" svg:height="126.79mm" style:rel-width="scale" style:rel-height="scale"><draw:object-ole xlink:href="OleObj4"/><draw:image xlink:href="ObjectReplacements/OleObj4"/></draw:frame><text:span text:style-name="T178"/></text:p>
      <text:p text:style-name="P76"><text:span text:style-name="T178"><text:s text:c="4"/></text:span></text:p>
      <text:p text:style-name="P77"><text:span text:style-name="T179"><text:s text:c="32"/>fig 4.3: Use Case Diagram</text:span></text:p>
      <text:p text:style-name="P78"><text:span text:style-name="T180"/></text:p>
      <text:p text:style-name="P78"><text:span text:style-name="T180"/></text:p>
      <text:p text:style-name="P78"><text:span text:style-name="T181">4.4 DATA FLOW DIAGRAM</text:span></text:p>
      <text:p text:style-name="P79"><text:span text:style-name="T182">A data flow diagram (DFD) is a diagram that describes the flow of data and the process that change data throughout a system It's a structured analysis and design tool that can be used for flow charting in place of or in association with information. The DFD reviews the current system, prepare input and output specification, specifies the implementation plan etc. Using any convention's DFD rules or guidelines, the symbols depict the four components of data flow diagrams.</text:span></text:p>
      <text:p text:style-name="P79"><text:span text:style-name="T183"/></text:p>
      <text:p text:style-name="P80"><text:span text:style-name="T184">4.4.1 Context Level Diagram (0 Level)</text:span></text:p>
      <text:p text:style-name="P81"><text:span text:style-name="T185"><text:s/>A Level 0 Data Flow Diagram (DFD), also known as a Context Diagram, provides a high-level view of a system by illustrating the interactions between the system and external entities. It represents the system as a single process and showcases the flow of data between the system and its external entities. The primary purpose of a Level 0 DFD is to offer a concise and easily understandable overview of the system's scope and boundaries.</text:span></text:p>
      <text:p text:style-name="P81"><text:span text:style-name="T186"/></text:p>
      <text:p text:style-name="P82"><text:span text:style-name="T186"/></text:p>
      <text:p text:style-name="P83"><draw:frame text:anchor-type="as-char" svg:width="152.40mm" svg:height="85.73mm" style:rel-width="scale" style:rel-height="scale"><draw:object-ole xlink:href="OleObj5"/><draw:image xlink:href="ObjectReplacements/OleObj5"/></draw:frame><text:span text:style-name="T186"/></text:p>
      <text:p text:style-name="P84"><text:span text:style-name="T186"/></text:p>
      <text:p text:style-name="P84"><text:span text:style-name="T186"/></text:p>
      <text:p text:style-name="P85"><text:span text:style-name="T187"><text:tab/></text:span><text:span text:style-name="T188">fig 4.4.1: DFD Level 0</text:span></text:p>
      <text:p text:style-name="P86"><text:span text:style-name="T189"/></text:p>
      <text:p text:style-name="P86"><text:span text:style-name="T190">4.4.2 Data Flow Diagram (1 Level)</text:span></text:p>
      <text:p text:style-name="P87"><text:span text:style-name="T191">A Level 1 Data Flow Diagram (DFD) is a visual representation that provides a more detailed view of the processes and data flows within a system compared to a Level 0 DFD. At Level 1, the diagram expands on the processes identified in the Level 0 DFD and decomposes them into sub processes, offering a more granular depiction of the system's functionality.</text:span></text:p>
      <text:p text:style-name="P87"><text:span text:style-name="T191">The Level 1 DFD acts as an intermediary step between the high-level overview of the Level 0 DFD and the more detailed representations that might follow in subsequent levels. It helps in breaking down complex processes into manageable components, making it easier for analysts and stakeholders to understand the system's inner workings.</text:span></text:p>
      <text:p text:style-name="P87"><text:span text:style-name="T192"/></text:p>
      <text:p text:style-name="P88"><draw:frame text:anchor-type="as-char" svg:width="152.40mm" svg:height="74.08mm" style:rel-width="scale" style:rel-height="scale"><draw:object-ole xlink:href="OleObj6"/><draw:image xlink:href="ObjectReplacements/OleObj6"/></draw:frame><text:span text:style-name="T192"/></text:p>
      <text:p text:style-name="P89"><text:span text:style-name="T192"/></text:p>
      <text:p text:style-name="P90"><text:span text:style-name="T192"/></text:p>
      <text:p text:style-name="P91"><text:span text:style-name="T193"><text:tab/>fig 4.4.2: DFD Level 1</text:span></text:p>
      <text:p text:style-name="P92"><text:span text:style-name="T194"/></text:p>
      <text:p text:style-name="P92"><text:span text:style-name="T195">4.4.3 Data Flow Diagram (Level 2)</text:span></text:p>
      <text:p text:style-name="P93"><text:span text:style-name="T196">A Level 2 Data Flow Diagram (DFD) is a more detailed version of the Level 1 DFD, providing a deeper insight into the processes, data stores, and data flows within a system. It expands on the high-level view presented in Level 1 by breaking down processes into sub-processes and illustrating the detailed data flows between them.</text:span></text:p>
      <text:p text:style-name="P93"><text:span text:style-name="T196">The Level 2 DFD is valuable for project teams, analysts, and stakeholders as it provides a detailed understanding of the system's internal workings. It serves as a blueprint for system design and development, offering a more comprehensive guide for system implementation based on the insights gained from the higher-level diagrams. The Level 2 DFD is particularly useful for developers and system architects as they work on the detailed design and implementation phases of a project.</text:span></text:p>
      <text:p text:style-name="P93"><text:span text:style-name="T197"/></text:p>
      <text:p text:style-name="P94"><text:span text:style-name="T198"><text:tab/></text:span></text:p>
      <text:p text:style-name="P95"><draw:frame text:anchor-type="as-char" svg:width="152.40mm" svg:height="87.63mm" style:rel-width="scale" style:rel-height="scale"><draw:object-ole xlink:href="OleObj7"/><draw:image xlink:href="ObjectReplacements/OleObj7"/></draw:frame><text:span text:style-name="T198"/></text:p>
      <text:p text:style-name="P96"><text:span text:style-name="T198"/></text:p>
      <text:p text:style-name="P97"><text:span text:style-name="T198"><text:tab/><text:tab/></text:span><text:span text:style-name="T199">fig 4.4.3: DFD Level 2</text:span></text:p>
      <text:p text:style-name="P98"><text:span text:style-name="T200"/></text:p>
      <text:p text:style-name="P98"><text:span text:style-name="T200"/></text:p>
      <text:p text:style-name="P99"><text:span text:style-name="T200"/></text:p>
      <text:p text:style-name="P99"><text:span text:style-name="T200"/></text:p>
      <text:p text:style-name="P99"><text:span text:style-name="T200"/></text:p>
      <text:p text:style-name="P99"><text:span text:style-name="T200"/></text:p>
      <text:p text:style-name="P99"><text:span text:style-name="T200"/></text:p>
      <text:p text:style-name="P99"><text:span text:style-name="T200"/></text:p>
      <text:p text:style-name="P99"><text:span text:style-name="T200"/></text:p>
      <text:p text:style-name="P99"><text:span text:style-name="T200"/></text:p>
      <text:p text:style-name="P99"><text:span text:style-name="T200"/></text:p>
      <text:p text:style-name="P99"><text:span text:style-name="T200"/></text:p>
      <text:p text:style-name="P99"><text:span text:style-name="T200"/></text:p>
      <text:p text:style-name="P99"><text:span text:style-name="T200"/></text:p>
      <text:p text:style-name="P100"><text:span text:style-name="T200"/></text:p>
      <text:p text:style-name="P100"><text:span text:style-name="T200"/></text:p>
      <text:p text:style-name="P100"><text:span text:style-name="T200"/></text:p>
      <text:p text:style-name="P100"><text:span text:style-name="T201">CHAPTER 5: IMPLEMENTATION</text:span></text:p>
      <text:p text:style-name="P101"><text:span text:style-name="T202"/></text:p>
      <text:p text:style-name="P101"><text:span text:style-name="T203">5.1 STRATEGY</text:span></text:p>
      <text:p text:style-name="P102"><text:span text:style-name="T204">To successfully develop the EduVista project, a comprehensive strategy and detailed planning process are essential. Initially, we will conduct thorough market research to understand user needs, identify potential competitors, and validate the demand for education based systems. Based on these insights, we will define clear project objectives and scope. The next step involves assembling a skilled team with expertise in computer vision, machine learning, and software development. We will leverage agile methodologies to ensure iterative development, allowing for continuous feedback and improvement. Selecting the right technologies is crucial; we will utilize robust, open-source api to build the learning recognition algorithms. The project will follow a phased approach: Phase 1 will focus on developing a basic prototype to demonstrate core functionalities. Phase 2 will enhance the system’s accuracy and responsiveness, incorporating user testing and feedback. Phase 3 will involve rigorous validation and optimization for various applications and environments.</text:span></text:p>
      <text:p text:style-name="P103"><text:span text:style-name="T204">This section outlines the development plan for EduVista using the MERN stack (MongoDB, Express.js, React, Node.js). The goal is to create a scalable, responsive, and user-friendly educational platform that provides lecture notes, study resources, and resume building tool.</text:span></text:p>
      <text:p text:style-name="P104"><text:span text:style-name="T205"/></text:p>
      <text:p text:style-name="P105"><text:span text:style-name="T206">System Architecture</text:span></text:p>
      <text:p text:style-name="P105"><text:span text:style-name="T207">The EduVista application will utilize a three-tier architecture, consisting of:</text:span></text:p>
      <text:list text:style-name="L106">
        <text:list-item>
          <text:p text:style-name="P106"><text:span text:style-name="T207">Frontend: Built with React.js for a dynamic and responsive user interface.</text:span></text:p>
        </text:list-item>
        <text:list-item>
          <text:p text:style-name="P106"><text:span text:style-name="T207">Backend: Node.js and Express.js for handling API requests and server-side logic.</text:span></text:p>
        </text:list-item>
        <text:list-item>
          <text:p text:style-name="P106"><text:span text:style-name="T207">Database: MongoDB for storing user data, lecture notes, study resources and resume data</text:span></text:p>
        </text:list-item>
      </text:list>
      <text:p text:style-name="P107"><text:span text:style-name="T208">3. Module Breakdown</text:span></text:p>
      <text:p text:style-name="P107"><text:span text:style-name="T208">3.1 Frontend Development</text:span></text:p>
      <text:list text:style-name="L108">
        <text:list-item>
          <text:p text:style-name="P108"><text:span text:style-name="T209">Framework: React.js</text:span></text:p>
        </text:list-item>
        <text:list-item>
          <text:p text:style-name="P108"><text:span text:style-name="T209">State Management: Use Redux for state management and efficient data flow.</text:span></text:p>
        </text:list-item>
        <text:list-item>
          <text:p text:style-name="P108"><text:span text:style-name="T209">Routing: Implement React Router for navigating between different components.</text:span></text:p>
        </text:list-item>
        <text:list-item>
          <text:p text:style-name="P108"><text:span text:style-name="T209">Key Components:</text:span></text:p>
        </text:list-item>
        <text:list-item>
          <text:p text:style-name="P109"><text:span text:style-name="T209">Home: Displays featured notes and resources.</text:span></text:p>
        </text:list-item>
        <text:list-item>
          <text:p text:style-name="P109"><text:span text:style-name="T209">Login/Register: User authentication forms.</text:span></text:p>
        </text:list-item>
        <text:list-item>
          <text:p text:style-name="P109"><text:span text:style-name="T209">Lecture Notes: Upload and view lecture notes.</text:span></text:p>
        </text:list-item>
        <text:list-item>
          <text:p text:style-name="P109"><text:span text:style-name="T209">Study Resources: Access a library of study materials.</text:span></text:p>
        </text:list-item>
        <text:list-item>
          <text:p text:style-name="P109"><text:span text:style-name="T209">Resume Building: Create and save resume</text:span></text:p>
        </text:list-item>
        <text:list-item>
          <text:p text:style-name="P109"><text:span text:style-name="T209">Profile Dashboard: Manage user profiles and track activities.</text:span></text:p>
        </text:list-item>
      </text:list>
      <text:p text:style-name="P110"><text:span text:style-name="T210">3.2 Backend Development</text:span></text:p>
      <text:list text:style-name="L111">
        <text:list-item>
          <text:p text:style-name="P111"><text:span text:style-name="T210">Framework: Node.js with Express.js</text:span></text:p>
        </text:list-item>
        <text:list-item>
          <text:p text:style-name="P111"><text:span text:style-name="T210">Key Features:</text:span></text:p>
        </text:list-item>
        <text:list-item>
          <text:p text:style-name="P112"><text:span text:style-name="T211">RESTful APIs: Create endpoints for user authentication, note management, resource retrieval.</text:span></text:p>
        </text:list-item>
        <text:list-item>
          <text:p text:style-name="P112"><text:span text:style-name="T211">Middleware: Implement middleware for error handling, authentication, and data validation.</text:span></text:p>
        </text:list-item>
        <text:list-item>
          <text:p text:style-name="P112"><text:span text:style-name="T211">Database Connection: Use Mongoose to connect and interact with MongoDB.</text:span></text:p>
        </text:list-item>
      </text:list>
      <text:p text:style-name="P113"><text:span text:style-name="T212">3.3 Database Design</text:span></text:p>
      <text:list text:style-name="L114">
        <text:list-item>
          <text:p text:style-name="P114"><text:span text:style-name="T212">Database: MongoDB</text:span></text:p>
        </text:list-item>
        <text:list-item>
          <text:p text:style-name="P114"><text:span text:style-name="T212">Key Collections:</text:span></text:p>
        </text:list-item>
        <text:list-item>
          <text:p text:style-name="P115"><text:span text:style-name="T213">Users: Store user credentials and profiles.</text:span></text:p>
        </text:list-item>
        <text:list-item>
          <text:p text:style-name="P115"><text:span text:style-name="T213">Notes: Store uploaded lecture notes with metadata (title, subject, uploader, etc.).</text:span></text:p>
        </text:list-item>
        <text:list-item>
          <text:p text:style-name="P115"><text:span text:style-name="T213">Resources: Store study materials and their types.</text:span></text:p>
        </text:list-item>
        <text:list-item>
          <text:p text:style-name="P115"><text:span text:style-name="T213">Resume: Create and store resume details</text:span></text:p>
        </text:list-item>
      </text:list>
      <text:p text:style-name="P116"><text:span text:style-name="T214">4.2 Version Control</text:span></text:p>
      <text:list text:style-name="L117">
        <text:list-item>
          <text:p text:style-name="P117"><text:span text:style-name="T215">Git: Use Git for version control, maintaining a clear history of code changes.</text:span></text:p>
        </text:list-item>
        <text:list-item>
          <text:p text:style-name="P117"><text:span text:style-name="T215">Branching Strategy: Implement a feature branching strategy to manage development effectively.</text:span></text:p>
        </text:list-item>
      </text:list>
      <text:p text:style-name="P118"><text:span text:style-name="T216"/></text:p>
      <text:p text:style-name="P118"><text:span text:style-name="T217">. Deployment</text:span></text:p>
      <text:list text:style-name="L119">
        <text:list-item>
          <text:p text:style-name="P119"><text:span text:style-name="T218">Backend Deployment: Use services like Heroku or DigitalOcean to host the Node.js application.</text:span></text:p>
        </text:list-item>
        <text:list-item>
          <text:p text:style-name="P119"><text:span text:style-name="T218">Frontend Deployment: Deploy the React app on platforms like Netlify or Vercel.</text:span></text:p>
        </text:list-item>
        <text:list-item>
          <text:p text:style-name="P119"><text:span text:style-name="T218">Database Hosting: Use MongoDB Atlas for a cloud-based database solution.</text:span></text:p>
        </text:list-item>
      </text:list>
      <text:p text:style-name="P120"><text:span text:style-name="T219"/></text:p>
      <text:p text:style-name="P120"><text:span text:style-name="T220">7. Maintenance and Updates</text:span></text:p>
      <text:list text:style-name="L121">
        <text:list-item>
          <text:p text:style-name="P121"><text:span text:style-name="T221">Monitoring: Use monitoring tools (like New Relic or Google Analytics) to track application performance and user engagement.</text:span></text:p>
        </text:list-item>
        <text:list-item>
          <text:p text:style-name="P121"><text:span text:style-name="T221">Regular Updates: Plan for regular updates to add new features, fix bugs, and ensure compatibility with new technologies.</text:span></text:p>
        </text:list-item>
      </text:list>
      <text:p text:style-name="P122"><text:span text:style-name="T222"/></text:p>
      <text:p text:style-name="P122"><text:span text:style-name="T223">VS Code:</text:span></text:p>
      <text:p text:style-name="P123"><text:span text:style-name="T224">Visual Studio Code (VS Code) is a free and open-source source code editor developed by Microsoft. It has gained widespread popularity among developers for its lightweight design, extensive customization options, and powerful features. VS Code supports a wide range of programming languages, offering syntax highlighting, IntelliSense code completion, and built-in Git integration. Its versatile extensions marketplace allows developers to enhance functionality for various frameworks and languages. With a user-friendly interface and cross-platform compatibility (Windows, macOS, Linux), Visual Studio Code has become a preferred choice for developers seeking a fast, efficient, and extensible code editing environment.</text:span></text:p>
      <text:p text:style-name="P124"><text:span text:style-name="T225"/></text:p>
      <text:p text:style-name="P124"><text:span text:style-name="T226">USES:</text:span></text:p>
      <text:p text:style-name="P124"><text:span text:style-name="T227">We can use this project in multiple ways:</text:span></text:p>
      <text:list text:style-name="L125">
        <text:list-item>
          <text:p text:style-name="P125"><text:span text:style-name="T227">Students can easily find and access lecture notes shared by peers, enhancing their study materials.</text:span></text:p>
        </text:list-item>
        <text:list-item>
          <text:p text:style-name="P125"><text:span text:style-name="T227">Users can search for jobs by type, location, and industry, making it easier to find suitable positions.</text:span></text:p>
        </text:list-item>
        <text:list-item>
          <text:p text:style-name="P125"><text:span text:style-name="T227">Users can rate and review notes and resources, helping maintain high-quality content and guiding others in their choices.</text:span></text:p>
        </text:list-item>
        <text:list-item>
          <text:p text:style-name="P125"><text:span text:style-name="T227">Users can built resume as per their choices.</text:span></text:p>
        </text:list-item>
      </text:list>
      <text:p text:style-name="P126"><text:span text:style-name="T228"/></text:p>
      <text:p text:style-name="P127"><text:span text:style-name="T229">CHAPTER 6: CONCLUSION</text:span></text:p>
      <text:p text:style-name="P128"><text:span text:style-name="T230"/></text:p>
      <text:list text:style-name="L129">
        <text:list-item>
          <text:p text:style-name="P129"><text:span text:style-name="T231">The EduVista platform presents a promising solution to the challenges faced by individuals seeking to enhance their skills and improve their employability in today’s competitive job market. Through a comprehensive examination of the project’s objectives, scope, literature review, and feasibility studies, it is clear that EduVista is well-positioned to offer an integrated online learning experience that combines educational resources with professional resume-building tools.</text:span></text:p>
        </text:list-item>
      </text:list>
      <text:p text:style-name="P130"><text:span text:style-name="T231"/></text:p>
      <text:list text:style-name="L131">
        <text:list-item>
          <text:p text:style-name="P131"><text:span text:style-name="T231">The technical feasibility analysis demonstrates that the project can be successfully developed using modern technologies and frameworks, ensuring a robust, secure, and scalable platform. By leveraging cloud infrastructure, secure data management practices, and user-friendly design principles, EduVista will provide a seamless experience for learners and job seekers alike.</text:span></text:p>
        </text:list-item>
      </text:list>
      <text:p text:style-name="P132"><text:span text:style-name="T231"/></text:p>
      <text:list text:style-name="L133">
        <text:list-item>
          <text:p text:style-name="P133"><text:span text:style-name="T231">As the demand for online education and career development solutions continues to grow, EduVista is poised to fill a critical gap in the market by offering users a centralized platform for learning and professional advancement. With a focus on user engagement, personalized experiences, and continuous improvement, EduVista aims to empower individuals to achieve their educational and career goals effectively.</text:span></text:p>
        </text:list-item>
      </text:list>
      <text:p text:style-name="P134"><text:span text:style-name="T231"/></text:p>
      <text:list text:style-name="L135">
        <text:list-item>
          <text:p text:style-name="P135"><text:span text:style-name="T231">In conclusion, the EduVista project not only presents a viable and feasible solution but also aligns with the evolving landscape of online learning and workforce development. As the platform moves toward development and implementation, it holds the potential to make a significant impact on users’ lives, facilitating their journey toward success in both education and careers.</text:span><text:span text:style-name="T232"/></text:p>
        </text:list-item>
      </text:list>
      <text:p text:style-name="P136"><text:span text:style-name="T233"><text:s text:c="13"/></text:span></text:p>
      <text:p text:style-name="P136"><text:span text:style-name="T234"/></text:p>
      <text:p text:style-name="P136"><text:span text:style-name="T234"/></text:p>
      <text:p text:style-name="P137"><text:span text:style-name="T234"/></text:p>
      <text:p text:style-name="P137"><text:span text:style-name="T235"><text:s text:c="24"/></text:span><text:span text:style-name="T236">CHAPTER 7: FUTURE SCOPE</text:span></text:p>
      <text:p text:style-name="P137"><text:span text:style-name="T237"/></text:p>
      <text:p text:style-name="P137"><text:span text:style-name="T238">The future scope of the EduVista platform envisions several enhancements and expansions that can further enrich the user experience and broaden the platform's impact in the online education and career development space. Key areas for future growth include:</text:span></text:p>
      <text:p text:style-name="P137"><text:span text:style-name="T238"/></text:p>
      <text:list text:style-name="L138">
        <text:list-item>
          <text:p text:style-name="P138"><text:span text:style-name="T238">Expanded Course Offerings: Continuously adding new courses and subjects based on user demand, industry trends, and emerging technologies will ensure that EduVista remains relevant and valuable.<text:line-break/></text:span></text:p>
        </text:list-item>
        <text:list-item>
          <text:p text:style-name="P138"><text:span text:style-name="T238">Advanced Analytics and Reporting: Implementing analytics tools to track user engagement, course completion rates, and learning outcomes can provide valuable insights for both users and administrators<text:line-break/></text:span></text:p>
        </text:list-item>
        <text:list-item>
          <text:p text:style-name="P138"><text:span text:style-name="T238">Mobile Application Development: Developing a dedicated mobile app for EduVista will allow users to access courses and resume-building tools on the go, increasing accessibility and engagement. <text:line-break/></text:span></text:p>
        </text:list-item>
        <text:list-item>
          <text:p text:style-name="P138"><text:span text:style-name="T238">Continuous User Feedback and Improvement: Establishing a system for regular user feedback will ensure that the platform evolves in line with user needs and expectations. This will promote continuous improvement and user satisfaction.</text:span></text:p>
        </text:list-item>
      </text:list>
      <text:p text:style-name="P139"><text:span text:style-name="T239"/></text:p>
      <text:p text:style-name="P139"><text:span text:style-name="T239"/></text:p>
      <text:p text:style-name="P139"><text:span text:style-name="T239"/></text:p>
      <text:p text:style-name="P140"><text:span text:style-name="T239"/></text:p>
      <text:p text:style-name="P140"><text:span text:style-name="T239"/></text:p>
      <text:p text:style-name="P140"><text:span text:style-name="T239"/></text:p>
      <text:p text:style-name="P140"><text:span text:style-name="T239"/></text:p>
      <text:p text:style-name="P140"><text:span text:style-name="T239"/></text:p>
      <text:p text:style-name="P140"><text:span text:style-name="T239"/></text:p>
      <text:p text:style-name="P140"><text:span text:style-name="T239"/></text:p>
      <text:p text:style-name="P140"><text:span text:style-name="T239"/></text:p>
      <text:p text:style-name="P140"><text:span text:style-name="T239"/></text:p>
      <text:p text:style-name="P140"><text:span text:style-name="T239"/></text:p>
      <text:p text:style-name="P140"><text:span text:style-name="T239"/></text:p>
      <text:p text:style-name="P141"><text:span text:style-name="T239"/></text:p>
      <text:p text:style-name="P141"><text:span text:style-name="T239"/></text:p>
      <text:p text:style-name="P142"><text:span text:style-name="T240"><text:tab/><text:tab/></text:span><text:span text:style-name="T241">REFERENCES</text:span></text:p>
      <text:p text:style-name="P143"><text:span text:style-name="T242"/></text:p>
      <text:p text:style-name="P144"><text:span text:style-name="T243">[1] The Role of Technology in Student Engagement" - Journal of Educational Technology</text:span></text:p>
      <text:p text:style-name="P145"><text:span text:style-name="T244"/></text:p>
      <text:p text:style-name="P146"><text:span text:style-name="T245">[2] Anderson, L. W., &amp; Krathwohl, D. R. (2001).<text:s/></text:span><text:span text:style-name="T246">A Taxonomy for Learning, Teaching, and Assessing: A Revision of Bloom's Taxonomy of Educational Objectives</text:span><text:span text:style-name="T247">. Longman.</text:span></text:p>
      <text:p text:style-name="P147"><text:span text:style-name="T248"/></text:p>
      <text:p text:style-name="P148"><text:span text:style-name="T249">[3] Anderson, T. (2008).<text:s/></text:span><text:span text:style-name="T250">The Theory and Practice of Online Learning</text:span><text:span text:style-name="T251">. Athabasca University Press.</text:span></text:p>
      <text:p text:style-name="P149"><text:span text:style-name="T252"/></text:p>
      <text:p text:style-name="P150"><text:span text:style-name="T253">[4] Bates, A. W. (2015).<text:s/></text:span><text:span text:style-name="T254">Teaching in a Digital Age: Guidelines for Designing Teaching and Learning</text:span><text:span text:style-name="T255">. BCcampus.</text:span></text:p>
      <text:p text:style-name="P151"><text:span text:style-name="T256"/></text:p>
      <text:p text:style-name="P152"><text:span text:style-name="T257">[5] E-Learning Market by Technology, Application, and Geography - Global Forecast to 2025" - MarketsandMarkets.</text:span></text:p>
      <text:p text:style-name="P153"><text:span text:style-name="T258"/></text:p>
      <text:p text:style-name="P153"><text:span text:style-name="T258"/></text:p>
      <text:p text:style-name="P153"><text:span text:style-name="T258"/></text:p>
      <text:p text:style-name="P153"><text:span text:style-name="T258"/></text:p>
      <text:p text:style-name="P154"><text:span text:style-name="T258"/></text:p>
      <text:p text:style-name="P154"><text:span text:style-name="T258"/></text:p>
      <text:p text:style-name="P155"><text:span text:style-name="T25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